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style:font-name="FreeMono" fo:font-size="10.5pt" fo:font-weight="bold" style:font-size-asian="10.5pt" style:font-weight-asian="bold" style:font-name-complex="FreeMono" style:font-size-complex="10.5pt"/>
    </style:style>
    <style:style style:name="P6"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7" style:family="paragraph" style:parent-style-name="Standard">
      <style:text-properties fo:color="#000000" style:font-name="FreeMono" fo:font-size="10.5pt" style:font-size-asian="10.5pt" style:font-name-complex="FreeMono" style:font-size-complex="10.5pt"/>
    </style:style>
    <style:style style:name="P8" style:family="paragraph" style:parent-style-name="Standard">
      <style:text-properties fo:color="#000000" style:font-name="FreeMono" fo:font-size="10.5pt" style:font-size-asian="10.5pt" style:font-name-complex="FreeMono" style:font-size-complex="10.5pt" style:font-weight-complex="bold"/>
    </style:style>
    <style:style style:name="P9" style:family="paragraph" style:parent-style-name="Standard">
      <style:text-properties fo:color="#000000" style:font-name="FreeMono" fo:font-size="10.5pt" fo:language="en" fo:country="US" style:font-size-asian="10.5pt" style:font-name-complex="FreeMono" style:font-size-complex="10.5pt"/>
    </style:style>
    <style:style style:name="P10"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1" style:family="paragraph" style:parent-style-name="Standard">
      <style:text-properties fo:color="#000000" style:font-name="FreeMono" style:font-name-complex="FreeMono"/>
    </style:style>
    <style:style style:name="P12"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13" style:family="paragraph" style:parent-style-name="Standard">
      <style:text-properties style:font-weight-complex="bold"/>
    </style:style>
    <style:style style:name="P14" style:family="paragraph" style:parent-style-name="Standard">
      <style:text-properties fo:color="#943634" fo:font-size="10.5pt" style:font-size-asian="10.5pt" style:font-size-complex="10.5pt"/>
    </style:style>
    <style:style style:name="P15" style:family="paragraph" style:parent-style-name="Standard">
      <style:text-properties fo:color="#943634" style:font-name="FreeMono" fo:font-size="10.5pt" style:font-size-asian="10.5pt" style:font-name-complex="FreeMono" style:font-size-complex="10.5pt"/>
    </style:style>
    <style:style style:name="P16" style:family="paragraph" style:parent-style-name="Standard">
      <style:text-properties fo:color="#ff0000" style:font-name="FreeMono" fo:font-size="10.5pt" style:font-size-asian="10.5pt" style:font-name-complex="FreeMono" style:font-size-complex="10.5pt"/>
    </style:style>
    <style:style style:name="P17" style:family="paragraph" style:parent-style-name="Normal">
      <style:paragraph-properties fo:margin-left="1.27cm" fo:margin-right="0cm" fo:text-indent="0cm" style:auto-text-indent="false">
        <style:tab-stops/>
      </style:paragraph-properties>
    </style:style>
    <style:style style:name="P18"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19" style:family="paragraph" style:parent-style-name="Standard">
      <style:paragraph-properties fo:margin-left="2.501cm" fo:margin-right="0cm" fo:text-indent="1.251cm" style:auto-text-indent="false">
        <style:tab-stops/>
      </style:paragraph-properties>
    </style:style>
    <style:style style:name="P20" style:family="paragraph" style:parent-style-name="Standard">
      <style:paragraph-properties fo:margin-left="3.752cm" fo:margin-right="0cm" fo:text-indent="0cm" style:auto-text-indent="false">
        <style:tab-stops/>
      </style:paragraph-properties>
    </style:style>
    <style:style style:name="P21"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2"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3" style:family="paragraph" style:parent-style-name="Standard">
      <style:paragraph-properties fo:margin-left="0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4" style:family="paragraph" style:parent-style-name="Standard" style:master-page-name="MP0">
      <style:paragraph-properties style:page-number="auto" fo:break-before="page"/>
      <style:text-properties fo:font-weight="bold" style:font-weight-asian="bold" style:font-weight-complex="bold"/>
    </style:style>
    <style:style style:name="P25"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26" style:family="paragraph" style:parent-style-name="Standard">
      <style:text-properties text:paragraph-rsid="0002329e"/>
    </style:style>
    <style:style style:name="P27" style:family="paragraph" style:parent-style-name="Standard">
      <style:text-properties fo:color="#ff0000" style:font-name="FreeMono" fo:font-size="10.5pt" fo:language="en" fo:country="US" fo:font-weight="bold" text:paragraph-rsid="0002329e" style:font-size-asian="10.5pt" style:font-weight-asian="bold" style:font-name-complex="FreeMono" style:font-size-complex="10.5pt" style:font-weight-complex="bold"/>
    </style:style>
    <style:style style:name="P28" style:family="paragraph" style:parent-style-name="Standard">
      <style:text-properties fo:color="#943634" fo:font-size="10.5pt" style:font-size-asian="10.5pt" style:font-size-complex="10.5pt"/>
    </style:style>
    <style:style style:name="P29" style:family="paragraph" style:parent-style-name="Standard">
      <style:text-properties fo:color="#943634" style:font-name="FreeMono" fo:font-size="10.5pt" text:paragraph-rsid="00053d7b" style:font-size-asian="10.5pt" style:font-name-complex="FreeMono" style:font-size-complex="10.5pt"/>
    </style:style>
    <style:style style:name="P30" style:family="paragraph" style:parent-style-name="Normal">
      <style:paragraph-properties fo:margin-left="1.27cm" fo:margin-right="0cm" fo:text-indent="0cm" style:auto-text-indent="false">
        <style:tab-stops/>
      </style:paragraph-properties>
      <style:text-properties fo:color="#000000" style:font-name="FreeMono" fo:font-size="10.5pt" fo:font-weight="bold" text:paragraph-rsid="00053d7b" style:font-size-asian="10.5pt" style:font-weight-asian="bold" style:font-name-complex="FreeMono" style:font-size-complex="10.5pt" style:font-weight-complex="bold"/>
    </style:style>
    <style:style style:name="P31" style:family="paragraph" style:parent-style-name="Normal">
      <style:paragraph-properties fo:margin-left="1.27cm" fo:margin-right="0cm" fo:text-indent="0cm" style:auto-text-indent="false">
        <style:tab-stops/>
      </style:paragraph-properties>
      <style:text-properties text:paragraph-rsid="00053d7b"/>
    </style:style>
    <style:style style:name="T1" style:family="text">
      <style:text-properties fo:font-weight="bold" style:font-weight-asian="bold" style:font-weight-complex="bold"/>
    </style:style>
    <style:style style:name="T2" style:family="text">
      <style:text-properties fo:color="#000000" style:font-name="FreeMono" fo:font-size="10.5pt" fo:font-weight="bold" style:font-size-asian="10.5pt" style:font-weight-asian="bold" style:font-name-complex="FreeMono" style:font-size-complex="10.5pt"/>
    </style:style>
    <style:style style:name="T3" style:family="text">
      <style:text-properties fo:color="#000000" style:font-name="FreeMono" fo:font-size="10.5pt" fo:font-weight="bold" style:font-size-asian="10.5pt" style:font-weight-asian="bold" style:font-name-complex="FreeMono" style:font-size-complex="10.5pt" style:font-weight-complex="bold"/>
    </style:style>
    <style:style style:name="T4" style:family="text">
      <style:text-properties fo:color="#000000" style:font-name="FreeMono" fo:font-size="10.5pt" style:font-size-asian="10.5pt" style:font-name-complex="FreeMono" style:font-size-complex="10.5pt"/>
    </style:style>
    <style:style style:name="T5" style:family="text">
      <style:text-properties fo:color="#000000" style:font-name="FreeMono" fo:font-size="10.5pt" style:font-size-asian="10.5pt" style:font-name-complex="FreeMono" style:font-size-complex="10.5pt" style:font-weight-complex="bold"/>
    </style:style>
    <style:style style:name="T6" style:family="text">
      <style:text-properties fo:color="#000000" style:font-name="FreeMono" fo:font-size="10.5pt" style:font-name-asian="DejaVu Sans" style:font-size-asian="10.5pt" style:font-name-complex="FreeMono" style:font-size-complex="10.5pt"/>
    </style:style>
    <style:style style:name="T7" style:family="text">
      <style:text-properties fo:color="#000000" style:font-name="FreeMono" fo:font-size="10.5pt" style:font-name-asian="Times New Roman" style:font-size-asian="10.5pt" style:font-name-complex="FreeMono" style:font-size-complex="10.5pt"/>
    </style:style>
    <style:style style:name="T8" style:family="text">
      <style:text-properties fo:color="#000000" style:font-name="FreeMono" fo:font-size="10.5pt" fo:font-weight="normal" style:font-size-asian="10.5pt" style:font-weight-asian="normal" style:font-name-complex="FreeMono" style:font-size-complex="10.5pt" style:font-weight-complex="normal"/>
    </style:style>
    <style:style style:name="T9"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0"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1" style:family="text">
      <style:text-properties fo:color="#000000" style:font-name="FreeMono" fo:font-size="10.5pt" fo:language="en" fo:country="US" style:font-size-asian="10.5pt" style:font-name-complex="FreeMono" style:font-size-complex="10.5pt"/>
    </style:style>
    <style:style style:name="T12" style:family="text">
      <style:text-properties fo:color="#000000" style:font-name="FreeMono" fo:font-size="10.5pt" fo:language="en" fo:country="US" text:rsid="0002329e" style:font-size-asian="10.5pt" style:font-name-complex="FreeMono" style:font-size-complex="10.5pt"/>
    </style:style>
    <style:style style:name="T13" style:family="text">
      <style:text-properties fo:color="#000000" style:font-name="FreeMono" fo:font-weight="bold" style:font-weight-asian="bold" style:font-name-complex="FreeMono" style:font-weight-complex="bold"/>
    </style:style>
    <style:style style:name="T14" style:family="text">
      <style:text-properties fo:color="#000000" style:font-name="FreeMono" fo:font-weight="bold" text:rsid="00053d7b" style:font-weight-asian="bold" style:font-name-complex="FreeMono" style:font-weight-complex="bold"/>
    </style:style>
    <style:style style:name="T15" style:family="text">
      <style:text-properties fo:color="#000000" style:font-name="FreeMono" fo:font-weight="normal" style:font-weight-asian="normal" style:font-name-complex="FreeMono" style:font-weight-complex="normal"/>
    </style:style>
    <style:style style:name="T16" style:family="text">
      <style:text-properties fo:color="#000000" style:font-name="FreeMono" fo:font-weight="normal" text:rsid="00053d7b" style:font-weight-asian="normal" style:font-name-complex="FreeMono" style:font-weight-complex="normal"/>
    </style:style>
    <style:style style:name="T17" style:family="text">
      <style:text-properties fo:color="#000000" style:font-name="FreeMono" fo:font-weight="normal" style:font-name-asian="Times New Roman" style:font-weight-asian="normal" style:font-name-complex="FreeMono" style:font-weight-complex="normal"/>
    </style:style>
    <style:style style:name="T18" style:family="text">
      <style:text-properties fo:color="#000000" style:font-name="FreeMono" fo:font-weight="normal" text:rsid="00053d7b" style:font-name-asian="Times New Roman" style:font-weight-asian="normal" style:font-name-complex="FreeMono" style:font-weight-complex="normal"/>
    </style:style>
    <style:style style:name="T19" style:family="text">
      <style:text-properties fo:color="#000000" style:font-name="FreeMono" style:font-name-complex="FreeMono"/>
    </style:style>
    <style:style style:name="T20" style:family="text">
      <style:text-properties fo:color="#000000" style:text-position="-33% 100%" style:font-name="FreeMono" fo:font-size="10.5pt" style:font-size-asian="10.5pt" style:font-name-complex="FreeMono" style:font-size-complex="10.5pt"/>
    </style:style>
    <style:style style:name="T21"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22" style:family="text">
      <style:text-properties fo:color="#000000" style:text-position="-33% 100%" style:font-name="FreeMono" fo:font-size="10.5pt" fo:language="en" fo:country="US" style:font-size-asian="10.5pt" style:font-name-complex="FreeMono" style:font-size-complex="10.5pt"/>
    </style:style>
    <style:style style:name="T23" style:family="text">
      <style:text-properties fo:color="#000000" style:text-line-through-style="none" style:font-name="FreeMono" fo:font-size="10.5pt" style:font-size-asian="10.5pt" style:font-name-complex="FreeMono" style:font-size-complex="10.5pt"/>
    </style:style>
    <style:style style:name="T24"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25" style:family="text">
      <style:text-properties fo:color="#000000" style:text-line-through-style="none" style:text-position="-33% 100%" style:font-name="FreeMono" fo:font-size="10.5pt" style:font-size-asian="10.5pt" style:font-name-complex="FreeMono" style:font-size-complex="10.5pt"/>
    </style:style>
    <style:style style:name="T26" style:family="text">
      <style:text-properties fo:color="#000000" style:text-line-through-style="solid" style:font-name="FreeMono" fo:font-size="10.5pt" style:font-size-asian="10.5pt" style:font-name-complex="FreeMono" style:font-size-complex="10.5pt"/>
    </style:style>
    <style:style style:name="T27" style:family="text">
      <style:text-properties fo:color="#000000" style:text-line-through-style="solid" style:font-name="FreeMono" fo:font-size="10.5pt" style:font-name-asian="Times New Roman" style:font-size-asian="10.5pt" style:font-name-complex="FreeMono" style:font-size-complex="10.5pt"/>
    </style:style>
    <style:style style:name="T28" style:family="text">
      <style:text-properties fo:color="#000000" style:text-line-through-style="solid" style:text-position="-33% 100%" style:font-name="FreeMono" fo:font-size="10.5pt" style:font-size-asian="10.5pt" style:font-name-complex="FreeMono" style:font-size-complex="10.5pt"/>
    </style:style>
    <style:style style:name="T29" style:family="text">
      <style:text-properties fo:color="#ff0000" style:font-name="FreeMono" fo:font-weight="normal" style:font-name-asian="Times New Roman" style:font-weight-asian="normal" style:font-name-complex="FreeMono" style:font-weight-complex="normal"/>
    </style:style>
    <style:style style:name="T30" style:family="text">
      <style:text-properties fo:color="#ff0000" style:font-name="FreeMono" fo:font-weight="normal" text:rsid="00053d7b" style:font-name-asian="Times New Roman" style:font-weight-asian="normal" style:font-name-complex="FreeMono" style:font-weight-complex="normal"/>
    </style:style>
    <style:style style:name="T31" style:family="text">
      <style:text-properties fo:color="#ff0000" style:font-name="FreeMono" fo:font-weight="normal" text:rsid="0005f015" style:font-name-asian="Times New Roman" style:font-weight-asian="normal" style:font-name-complex="FreeMono" style:font-weight-complex="normal"/>
    </style:style>
    <style:style style:name="T32" style:family="text">
      <style:text-properties fo:color="#ff0000" style:font-name="FreeMono" fo:font-weight="normal" style:font-weight-asian="normal" style:font-name-complex="FreeMono" style:font-weight-complex="normal"/>
    </style:style>
    <style:style style:name="T33" style:family="text">
      <style:text-properties fo:color="#ff0000" style:font-name="FreeMono" fo:font-weight="bold" style:font-name-asian="Times New Roman" style:font-weight-asian="bold" style:font-name-complex="FreeMono" style:font-weight-complex="bold"/>
    </style:style>
    <style:style style:name="T34" style:family="text">
      <style:text-properties fo:color="#ff0000" style:font-name="FreeMono" fo:font-weight="bold" style:font-weight-asian="bold" style:font-name-complex="FreeMono" style:font-weight-complex="bold"/>
    </style:style>
    <style:style style:name="T35" style:family="text">
      <style:text-properties fo:color="#ff0000" style:font-name="FreeMono" fo:font-size="10.5pt" fo:font-weight="normal" style:font-size-asian="10.5pt" style:font-weight-asian="normal" style:font-name-complex="FreeMono" style:font-size-complex="10.5pt" style:font-weight-complex="normal"/>
    </style:style>
    <style:style style:name="T36" style:family="text">
      <style:text-properties fo:color="#ff0000" style:font-name="FreeMono" fo:font-size="10.5pt" fo:font-weight="normal" style:font-name-asian="DejaVu Sans" style:font-size-asian="10.5pt" style:font-weight-asian="normal" style:font-name-complex="FreeMono" style:font-size-complex="10.5pt" style:font-weight-complex="normal"/>
    </style:style>
    <style:style style:name="T37" style:family="text">
      <style:text-properties fo:color="#ff0000" style:font-name="FreeMono" fo:font-size="10.5pt" style:font-name-asian="DejaVu Sans" style:font-size-asian="10.5pt" style:font-name-complex="FreeMono" style:font-size-complex="10.5pt"/>
    </style:style>
    <style:style style:name="T38" style:family="text">
      <style:text-properties fo:color="#ff0000" style:font-name="FreeMono" fo:font-size="10.5pt" fo:language="en" fo:country="US" fo:font-weight="bold" style:font-size-asian="10.5pt" style:font-weight-asian="bold" style:font-name-complex="FreeMono" style:font-size-complex="10.5pt" style:font-weight-complex="bold"/>
    </style:style>
    <style:style style:name="T39" style:family="text">
      <style:text-properties fo:color="#ff0000" style:font-name="FreeMono" fo:font-size="10.5pt" fo:language="en" fo:country="US" style:font-size-asian="10.5pt" style:font-name-complex="FreeMono" style:font-size-complex="10.5pt"/>
    </style:style>
    <style:style style:name="T40" style:family="text">
      <style:text-properties fo:color="#ff0000" style:font-name="FreeMono" fo:font-size="10.5pt" fo:language="en" fo:country="US" text:rsid="0002329e" style:font-size-asian="10.5pt" style:font-name-complex="FreeMono" style:font-size-complex="10.5pt"/>
    </style:style>
    <style:style style:name="T41" style:family="text">
      <style:text-properties fo:color="#ff0000" fo:font-weight="normal" style:font-name-asian="Times New Roman" style:font-weight-asian="normal" style:font-weight-complex="normal"/>
    </style:style>
    <style:style style:name="T42" style:family="text">
      <style:text-properties fo:color="#ff0000" fo:font-weight="normal" style:font-name-asian="DejaVu Sans" style:font-weight-asian="normal" style:font-weight-complex="normal"/>
    </style:style>
    <style:style style:name="T43" style:family="text">
      <style:text-properties fo:color="#ff0000" style:text-line-through-style="none" style:font-name="FreeMono" fo:font-size="10.5pt" style:font-size-asian="10.5pt" style:font-name-complex="FreeMono" style:font-size-complex="10.5pt"/>
    </style:style>
    <style:style style:name="T44" style:family="text">
      <style:text-properties fo:color="#ff0000" style:text-line-through-style="none" style:font-name="FreeMono" fo:font-size="10.5pt" fo:font-weight="normal" style:font-size-asian="10.5pt" style:font-weight-asian="normal" style:font-name-complex="FreeMono" style:font-size-complex="10.5pt" style:font-weight-complex="normal"/>
    </style:style>
    <style:style style:name="T45" style:family="text">
      <style:text-properties fo:color="#ff0000" style:text-line-through-style="none" fo:font-weight="normal" style:font-weight-asian="normal" style:font-weight-complex="normal"/>
    </style:style>
    <style:style style:name="T46" style:family="text">
      <style:text-properties text:rsid="0002329e"/>
    </style:style>
    <style:style style:name="T47" style:family="text">
      <style:text-properties style:font-name="FreeMono" fo:font-size="10.5pt" fo:language="en" fo:country="US" fo:font-weight="bold" style:font-size-asian="10.5pt" style:font-weight-asian="bold" style:font-name-complex="FreeMono" style:font-size-complex="10.5pt" style:font-weight-complex="bold"/>
    </style:style>
    <style:style style:name="T48" style:family="text">
      <style:text-properties style:font-name="FreeMono" fo:font-size="10.5pt" fo:language="en" fo:country="US" style:font-size-asian="10.5pt" style:font-name-complex="FreeMono" style:font-size-complex="10.5pt"/>
    </style:style>
    <style:style style:name="T49" style:family="text">
      <style:text-properties style:font-name="FreeMono" fo:font-size="10.5pt" fo:language="en" fo:country="US" text:rsid="0002329e" style:font-size-asian="10.5pt" style:font-name-complex="FreeMono"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text:soft-page-break/></text:p>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13"/>
      <text:p text:style-name="P1">4.4. Gramática de atributos</text:p>
      <text:p text:style-name="P4">Gramática de atributos que formaliza la comprobación de las restricciones contextuales.</text:p>
      <text:p text:style-name="P1"/>
      <text:p text:style-name="P6"><text:bookmark-start text:name="__DdeLink__21981_1730890738"/>Programa → Declaraciones &amp; Instrucciones</text:p>
      <text:p text:style-name="Standard"><text:span text:style-name="Fuente_20_de_20_párrafo_20_predeter."><text:span text:style-name="T4"><text:tab/>Programa.error <text:tab/>= </text:span></text:span></text:p>
      <text:p text:style-name="Standard"><text:span text:style-name="Fuente_20_de_20_párrafo_20_predeter."><text:span text:style-name="T4"><text:tab/><text:tab/>Declaraciones.error v </text:span></text:span></text:p>
      <text:p text:style-name="Standard"><text:span text:style-name="Fuente_20_de_20_párrafo_20_predeter."><text:span text:style-name="T4"><text:tab/><text:tab/>Instrucciones.error v </text:span></text:span></text:p>
      <text:p text:style-name="Standard"><text:span text:style-name="Fuente_20_de_20_párrafo_20_predeter."><text:span text:style-name="T4"><text:tab/><text:tab/>Declaraciones.pend != </text:span></text:span><text:span text:style-name="Fuente_20_de_20_párrafo_20_predeter."><text:span text:style-name="T6">ⵁ v</text:span></text:span></text:p>
      <text:p text:style-name="Standard"><text:bookmark-end text:name="__DdeLink__21981_1730890738"/><text:span text:style-name="Fuente_20_de_20_párrafo_20_predeter."><text:span text:style-name="T37"><text:tab/><text:tab/>Declaraciones.forward != ⵁ</text:span></text:span></text:p>
      <text:p text:style-name="Standard"><text:span text:style-name="Fuente_20_de_20_párrafo_20_predeter."><text:span text:style-name="T37"><text:tab/>Instrucciones.forwardh = ⵁ</text:span></text:span></text:p>
      <text:p text:style-name="P6"/>
      <text:p text:style-name="P6"><text:bookmark-start text:name="__DdeLink__12453_1948327631"/>Declaraciones → Declaraciones ; Declaracion</text:p>
      <text:p text:style-name="P31"><text:span text:style-name="Fuente_20_de_20_párrafo_20_predeter."><text:span text:style-name="T36">Declaraciones1.forwardh= Declaraciones0.fordwardh</text:span></text:span></text:p>
      <text:p text:style-name="P30"><text:span text:style-name="Fuente_20_de_20_párrafo_20_predeter."><text:span text:style-name="T42">Declaracion.forwardh= Declaraciones1.fordward</text:span></text:span></text:p>
      <text:p text:style-name="Standard"><text:span text:style-name="Fuente_20_de_20_párrafo_20_predeter."><text:span text:style-name="T4"><text:tab/>Declaraciones0.error <text:tab/>= </text:span></text:span></text:p>
      <text:p text:style-name="Standard"><text:span text:style-name="Fuente_20_de_20_párrafo_20_predeter."><text:span text:style-name="T4"><text:tab/><text:tab/>Declaraciones1.error v </text:span></text:span></text:p>
      <text:p text:style-name="Standard"><text:span text:style-name="Fuente_20_de_20_párrafo_20_predeter."><text:span text:style-name="T4"><text:tab/><text:tab/>Declaracion.error v <text:tab/><text:tab/><text:tab/><text:tab/><text:tab/><text:tab/><text:tab/><text:tab/></text:span></text:span><text:span text:style-name="Fuente_20_de_20_párrafo_20_predeter."><text:span text:style-name="T4"><text:tab/><text:tab/>(existeID(Declaraciones1.ts,Declaracion.id) </text:span></text:span><text:bookmark-start text:name="__DdeLink__14594_437054955"/><text:span text:style-name="Fuente_20_de_20_párrafo_20_predeter."><text:span text:style-name="T4"><text:s/></text:span></text:span><text:bookmark-end text:name="__DdeLink__14594_437054955"/><text:span text:style-name="Fuente_20_de_20_párrafo_20_predeter."><text:span text:style-name="T7">٨</text:span></text:span><text:span text:style-name="Fuente_20_de_20_párrafo_20_predeter."><text:span text:style-name="T4"><text:tab/><text:tab/><text:tab/></text:span></text:span><text:span text:style-name="Fuente_20_de_20_párrafo_20_predeter."><text:span text:style-name="T4"><text:tab/><text:tab/><text:tab/>Declaraciones1.ts[Declaracion.id].nivel=Declaraciones0.nh)</text:span></text:span></text:p>
      <text:p text:style-name="P17"><text:soft-page-break/><text:span text:style-name="Fuente_20_de_20_párrafo_20_predeter."><text:span text:style-name="T4">Declaraciones0.pend = </text:span></text:span></text:p>
      <text:p text:style-name="P17"><text:span text:style-name="Fuente_20_de_20_párrafo_20_predeter."><text:span text:style-name="T4"><text:tab/>Declaraciones1.pend unión </text:span></text:span></text:p>
      <text:p text:style-name="P17"><text:span text:style-name="Fuente_20_de_20_párrafo_20_predeter."><text:span text:style-name="T4"><text:tab/>Declaracion.pend –</text:span></text:span></text:p>
      <text:p text:style-name="P18"><text:tab/>(si (Declaracion.props.clase = tipo) </text:p>
      <text:p text:style-name="P18"><text:tab/><text:tab/>{Declaracion.id}</text:p>
      <text:p text:style-name="P17"><text:span text:style-name="Fuente_20_de_20_párrafo_20_predeter."><text:span text:style-name="T4"><text:tab/>sino </text:span></text:span><text:span text:style-name="Fuente_20_de_20_párrafo_20_predeter."><text:span text:style-name="T6">ⵁ)</text:span></text:span></text:p>
      <text:p text:style-name="P15"><text:span text:style-name="Fuente_20_de_20_párrafo_20_predeter."><text:span text:style-name="T42"><text:tab/>Declaraciones0.forward<text:tab/>= Declaracion.forward</text:span></text:span></text:p>
      <text:p text:style-name="P17"><text:span text:style-name="Fuente_20_de_20_párrafo_20_predeter."><text:span text:style-name="T36"/></text:span></text:p>
      <text:p text:style-name="P17"><text:span text:style-name="Fuente_20_de_20_párrafo_20_predeter."><text:span text:style-name="T6"/></text:span></text:p>
      <text:p text:style-name="Standard"><text:span text:style-name="Fuente_20_de_20_párrafo_20_predeter."><text:span text:style-name="T3">Declaraciones → Declaracion</text:span></text:span></text:p>
      <text:p text:style-name="P29"><text:span text:style-name="Fuente_20_de_20_párrafo_20_predeter."><text:span text:style-name="T42"><text:tab/>Declaracion.forwardh<text:tab/>= Declaraciones.fordwardh</text:span></text:span></text:p>
      <text:p text:style-name="Standard"><text:span text:style-name="Fuente_20_de_20_párrafo_20_predeter."><text:span text:style-name="T3"><text:tab/></text:span></text:span><text:span text:style-name="Fuente_20_de_20_párrafo_20_predeter."><text:span text:style-name="T4">Declaraciones.error <text:tab/>= </text:span></text:span></text:p>
      <text:p text:style-name="Standard"><text:span text:style-name="Fuente_20_de_20_párrafo_20_predeter."><text:span text:style-name="T4"><text:tab/><text:tab/>Declaracion.error v </text:span></text:span></text:p>
      <text:p text:style-name="Standard"><text:span text:style-name="Fuente_20_de_20_párrafo_20_predeter."><text:span text:style-name="T4"><text:tab/><text:tab/>(existeID(Declaraciones.tsh,Declaracion.id) <text:s/></text:span></text:span><text:span text:style-name="Fuente_20_de_20_párrafo_20_predeter."><text:span text:style-name="T7">٨ <text:tab/><text:tab/><text:tab/><text:tab/><text:tab/><text:tab/>Declaraciones.tsh[Declaracion.id].nivel = Declaraciones.nh)</text:span></text:span></text:p>
      <text:p text:style-name="Standard"><text:span text:style-name="Fuente_20_de_20_párrafo_20_predeter."><text:span text:style-name="T4"><text:tab/>Declaracion.pend <text:tab/>=</text:span></text:span><text:bookmark-end text:name="__DdeLink__12453_1948327631"/><text:span text:style-name="Fuente_20_de_20_párrafo_20_predeter."><text:span text:style-name="T4"> </text:span></text:span></text:p>
      <text:p text:style-name="Standard"><text:span text:style-name="Fuente_20_de_20_párrafo_20_predeter."><text:span text:style-name="T4"><text:tab/><text:tab/>Declaraciones.pend – </text:span></text:span></text:p>
      <text:p text:style-name="Standard"><text:span text:style-name="Fuente_20_de_20_párrafo_20_predeter."><text:span text:style-name="T4"><text:tab/><text:tab/>(si (Declaracion.props.clase = tipo) </text:span></text:span></text:p>
      <text:p text:style-name="Standard"><text:span text:style-name="Fuente_20_de_20_párrafo_20_predeter."><text:span text:style-name="T4"><text:tab/><text:tab/><text:tab/>{Declaracion.id} </text:span></text:span></text:p>
      <text:p text:style-name="Standard"><text:span text:style-name="Fuente_20_de_20_párrafo_20_predeter."><text:span text:style-name="T4"><text:tab/><text:tab/>sino {})</text:span></text:span></text:p>
      <text:p text:style-name="P15"><text:span text:style-name="Fuente_20_de_20_párrafo_20_predeter."><text:span text:style-name="T42"><text:tab/>Declaraciones.forward <text:tab/>= Declaracion.forward</text:span></text:span></text:p>
      <text:p text:style-name="P15"><text:span text:style-name="Fuente_20_de_20_párrafo_20_predeter."><text:span text:style-name="T42"/></text:span></text:p>
      <text:p text:style-name="Standard"><text:span text:style-name="Fuente_20_de_20_párrafo_20_predeter."><text:span text:style-name="T4"/></text:span></text:p>
      <text:p text:style-name="P6">Declaracion → DeclaracionTipo</text:p>
      <text:p text:style-name="Standard"><text:bookmark-start text:name="__DdeLink__22042_1730890738"/><text:span text:style-name="Fuente_20_de_20_párrafo_20_predeter."><text:span text:style-name="T3"><text:tab/></text:span></text:span><text:span text:style-name="Fuente_20_de_20_párrafo_20_predeter."><text:span text:style-name="T4">Declaracion.error <text:s/><text:tab/>= DeclaracionTipo.error</text:span></text:span></text:p>
      <text:p text:style-name="P7"><text:tab/>Declaracion.pend <text:tab/>= DeclaracionTipo.pend</text:p>
      <text:p text:style-name="P15"><text:span text:style-name="Fuente_20_de_20_párrafo_20_predeter."><text:span text:style-name="T41"><text:tab/>Declaracion.forward = </text:span></text:span><text:span text:style-name="Fuente_20_de_20_párrafo_20_predeter."><text:span text:style-name="T42">Declarion.forwardh</text:span></text:span></text:p>
      <text:p text:style-name="P7"><text:bookmark-end text:name="__DdeLink__22042_1730890738"/></text:p>
      <text:p text:style-name="P6">Declaracion → DeclaracionVariable</text:p>
      <text:p text:style-name="Standard"><text:bookmark-start text:name="__DdeLink__22050_1730890738"/><text:span text:style-name="Fuente_20_de_20_párrafo_20_predeter."><text:span text:style-name="T3"><text:tab/></text:span></text:span><text:span text:style-name="Fuente_20_de_20_párrafo_20_predeter."><text:span text:style-name="T4">Declaracion.error <text:tab/>= DeclaracionVariable.error</text:span></text:span></text:p>
      <text:p text:style-name="P7"><text:tab/>Declaracion.pend <text:tab/>= DeclaracionVariable.pend</text:p>
      <text:p text:style-name="P15"><text:span text:style-name="Fuente_20_de_20_párrafo_20_predeter."><text:span text:style-name="T41"><text:tab/>Declaracion.forward = </text:span></text:span><text:span text:style-name="Fuente_20_de_20_párrafo_20_predeter."><text:span text:style-name="T42">Declarion.forwardh</text:span></text:span></text:p>
      <text:p text:style-name="P7"><text:bookmark-end text:name="__DdeLink__22050_1730890738"/></text:p>
      <text:p text:style-name="P14"><text:span text:style-name="Fuente_20_de_20_párrafo_20_predeter."><text:span text:style-name="T13">Declaracion → DeclaracionProcedimiento</text:span></text:span></text:p>
      <text:p text:style-name="P14"><text:span text:style-name="Fuente_20_de_20_párrafo_20_predeter."><text:span text:style-name="T13"><text:tab/></text:span></text:span><text:span text:style-name="Fuente_20_de_20_párrafo_20_predeter."><text:span text:style-name="T16">DeclaracionProcedimiento.forwardh = Declaracion.forwardh</text:span></text:span></text:p>
      <text:p text:style-name="P14"><text:bookmark-start text:name="__DdeLink__22054_1730890738"/><text:span text:style-name="Fuente_20_de_20_párrafo_20_predeter."><text:span text:style-name="T13"><text:tab/></text:span></text:span><text:span text:style-name="Fuente_20_de_20_párrafo_20_predeter."><text:span text:style-name="T15">Declaracion.error <text:tab/>= DeclaracionProcedimiento.error</text:span></text:span></text:p>
      <text:p text:style-name="P14"><text:span text:style-name="Fuente_20_de_20_párrafo_20_predeter."><text:span text:style-name="T15"><text:tab/>Declaracion.pend <text:tab/>= DeclaracionProcedimiento.pend</text:span></text:span></text:p>
      <text:p text:style-name="P14"><text:bookmark-end text:name="__DdeLink__22054_1730890738"/><text:span text:style-name="Fuente_20_de_20_párrafo_20_predeter."><text:span text:style-name="T32"><text:tab/>Declaracion.forward <text:tab/>= DeclaracionProcedimiento.forward</text:span></text:span></text:p>
      <text:p text:style-name="P14"><text:span text:style-name="Fuente_20_de_20_párrafo_20_predeter."><text:span text:style-name="T19"/></text:span></text:p>
      <text:p text:style-name="P6">DeclaracionTipo → tipo id = Tipo</text:p>
      <text:p text:style-name="P7"><text:bookmark-start text:name="__DdeLink__22062_1730890738"/><text:tab/>DeclaracionTipo.error <text:tab/>= </text:p>
      <text:p text:style-name="P7"><text:tab/><text:tab/>Tipo.error v </text:p>
      <text:p text:style-name="P7"><text:tab/><text:tab/>existeID(DeclaracionTipo.tsh, id.lex) v</text:p>
      <text:p text:style-name="P7"><text:tab/><text:tab/>¬existeRef(DeclaracionTipo.tsh,Tipo.tipo)</text:p>
      <text:p text:style-name="P7"><text:tab/>DeclaracionTipo.pend <text:tab/>= Tipo.pend</text:p>
      <text:p text:style-name="P7"><text:bookmark-end text:name="__DdeLink__22062_1730890738"/></text:p>
      <text:p text:style-name="P6">DeclaraciónVarible → Tipo id</text:p>
      <text:p text:style-name="P7"><text:bookmark-start text:name="__DdeLink__22068_1730890738"/><text:tab/>DeclaracionVariable.error <text:tab/>= </text:p>
      <text:p text:style-name="P7"><text:tab/><text:tab/>Tipo.error v </text:p>
      <text:p text:style-name="P7"><text:tab/><text:tab/>existeID(DeclaracionVariable.tsh, id.lex) v <text:tab/><text:tab/><text:tab/><text:tab/><text:tab/><text:tab/>¬existeRef(DeclaracionVariable.tsh,Tipo.tipo)</text:p>
      <text:p text:style-name="P7"><text:tab/>DeclaracionVariable.pend <text:tab/>= Tipo.pend</text:p>
      <text:p text:style-name="P7"/>
      <text:p text:style-name="P14"><text:bookmark-start text:name="__DdeLink__14734_250290990"/><text:bookmark-start text:name="__DdeLink__14727_250290990"/><text:soft-page-break/><text:span text:style-name="Fuente_20_de_20_párrafo_20_predeter."><text:span text:style-name="T33">DeclaracionProcedimiento → procedure id FParametros forward</text:span></text:span></text:p>
      <text:p text:style-name="P14"><text:span text:style-name="Fuente_20_de_20_párrafo_20_predeter."><text:span text:style-name="T33"><text:tab/></text:span></text:span><text:span text:style-name="Fuente_20_de_20_párrafo_20_predeter."><text:span text:style-name="T29">DeclaracionProcedimiento.forward = </text:span></text:span><text:span text:style-name="Fuente_20_de_20_párrafo_20_predeter."><text:span text:style-name="T30">DeclaracionProcedimiento.forwardh ++ </text:span></text:span><text:span text:style-name="Fuente_20_de_20_párrafo_20_predeter."><text:span text:style-name="T29">{id}</text:span></text:span></text:p>
      <text:p text:style-name="P14"><text:span text:style-name="Fuente_20_de_20_párrafo_20_predeter."><text:span text:style-name="T29"><text:tab/>DeclaracionProcedimiento.error <text:tab/>= </text:span></text:span></text:p>
      <text:p text:style-name="P14"><text:span text:style-name="Fuente_20_de_20_párrafo_20_predeter."><text:span text:style-name="T32"><text:tab/><text:tab/>FParametros.error v </text:span></text:span></text:p>
      <text:p text:style-name="P14"><text:span text:style-name="Fuente_20_de_20_párrafo_20_predeter."><text:span text:style-name="T32"><text:tab/><text:tab/>(existeID(FParametros.ts, id.lex) <text:s/></text:span></text:span><text:span text:style-name="Fuente_20_de_20_párrafo_20_predeter."><text:span text:style-name="T29">٨ </text:span></text:span></text:p>
      <text:p text:style-name="P14"><text:span text:style-name="Fuente_20_de_20_párrafo_20_predeter."><text:span text:style-name="T29"><text:tab/><text:tab/><text:tab/>Fparametros.ts[id.lex].nivel=DeclaracionProcedimiento.nh+1)</text:span></text:span></text:p>
      <text:p text:style-name="P15"><text:span text:style-name="Fuente_20_de_20_párrafo_20_predeter."><text:span text:style-name="T41"><text:tab/>DeclaracionProcedimiento.pend = </text:span></text:span><text:span text:style-name="Fuente_20_de_20_párrafo_20_predeter."><text:span text:style-name="T42">ⵁ</text:span></text:span></text:p>
      <text:p text:style-name="P7"><text:bookmark-end text:name="__DdeLink__22068_1730890738"/></text:p>
      <text:p text:style-name="P14"><text:span text:style-name="Fuente_20_de_20_párrafo_20_predeter."><text:span text:style-name="T13">DeclaracionProcedimiento → procedure id FParametros Bloque</text:span></text:span></text:p>
      <text:p text:style-name="P14"><text:bookmark-start text:name="__DdeLink__22079_1730890738"/><text:span text:style-name="Fuente_20_de_20_párrafo_20_predeter."><text:span text:style-name="T13"><text:tab/></text:span></text:span><text:span text:style-name="Fuente_20_de_20_párrafo_20_predeter."><text:span text:style-name="T15">DeclaracionProcedimiento.error <text:tab/>= </text:span></text:span></text:p>
      <text:p text:style-name="P14"><text:span text:style-name="Fuente_20_de_20_párrafo_20_predeter."><text:span text:style-name="T15"><text:tab/><text:tab/>FParametros.error v </text:span></text:span></text:p>
      <text:p text:style-name="P14"><text:span text:style-name="Fuente_20_de_20_párrafo_20_predeter."><text:span text:style-name="T15"><text:tab/><text:tab/>Bloque.error v </text:span></text:span></text:p>
      <text:p text:style-name="P14"><text:span text:style-name="Fuente_20_de_20_párrafo_20_predeter."><text:span text:style-name="T15"><text:tab/><text:tab/>(existeID(FParametros.ts, id.lex) <text:s/></text:span></text:span><text:span text:style-name="Fuente_20_de_20_párrafo_20_predeter."><text:span text:style-name="T17">٨ </text:span></text:span></text:p>
      <text:p text:style-name="P14"><text:span text:style-name="Fuente_20_de_20_párrafo_20_predeter."><text:span text:style-name="T17"><text:tab/><text:tab/><text:tab/>Fparametros.ts[id.lex].nivel=DeclaracionProcedimiento.nh+1 <text:tab/><text:tab/><text:tab/>^</text:span></text:span><text:span text:style-name="Fuente_20_de_20_párrafo_20_predeter."><text:span text:style-name="T18">FParametros.ts[id.lex].props.t != forward)</text:span></text:span></text:p>
      <text:p text:style-name="P14"><text:span text:style-name="Fuente_20_de_20_párrafo_20_predeter."><text:span text:style-name="T17"><text:tab/>DeclaracionProcedimiento.pend = Bloque.pend</text:span></text:span></text:p>
      <text:p text:style-name="P14"><text:span text:style-name="Fuente_20_de_20_párrafo_20_predeter."><text:span text:style-name="T29"><text:tab/>DeclaracionProcedimiento.forward = </text:span></text:span><text:span text:style-name="Fuente_20_de_20_párrafo_20_predeter."><text:span text:style-name="T31">DeclaracionProcedimiento</text:span></text:span><text:span text:style-name="Fuente_20_de_20_párrafo_20_predeter."><text:span text:style-name="T29">.forward</text:span></text:span><text:span text:style-name="Fuente_20_de_20_párrafo_20_predeter."><text:span text:style-name="T31">h</text:span></text:span><text:span text:style-name="Fuente_20_de_20_párrafo_20_predeter."><text:span text:style-name="T29"> – <text:tab/><text:tab/><text:tab/><text:tab/><text:tab/><text:tab/><text:tab/><text:tab/><text:tab/><text:tab/><text:tab/><text:tab/>{id}</text:span></text:span></text:p>
      <text:p text:style-name="P14"><text:bookmark-end text:name="__DdeLink__22079_1730890738"/><text:span text:style-name="Fuente_20_de_20_párrafo_20_predeter."><text:span text:style-name="T29"><text:tab/>Bloque.forwardh <text:tab/><text:tab/><text:tab/> <text:s text:c="4"/>= </text:span></text:span><text:span text:style-name="Fuente_20_de_20_párrafo_20_predeter."><text:span text:style-name="T31">D</text:span></text:span><text:span text:style-name="Fuente_20_de_20_párrafo_20_predeter."><text:span text:style-name="T29">eclaracionProcedimiento.forwardh</text:span></text:span><text:bookmark-end text:name="__DdeLink__14734_250290990"/><text:bookmark-end text:name="__DdeLink__14727_250290990"/><text:span text:style-name="Fuente_20_de_20_párrafo_20_predeter."><text:span text:style-name="T29"> </text:span></text:span><text:span text:style-name="Fuente_20_de_20_párrafo_20_predeter."><text:span text:style-name="T31">- <text:tab/><text:tab/><text:tab/><text:tab/><text:tab/><text:tab/><text:tab/><text:tab/><text:tab/><text:tab/><text:tab/><text:tab/>{id}</text:span></text:span></text:p>
      <text:p text:style-name="P14"><text:span text:style-name="Fuente_20_de_20_párrafo_20_predeter."><text:span text:style-name="T34"/></text:span></text:p>
      <text:p text:style-name="Standard"><text:span text:style-name="Fuente_20_de_20_párrafo_20_predeter."><text:span text:style-name="T3">Bloque → Declaraciones &amp; Instrucciones</text:span></text:span></text:p>
      <text:p text:style-name="Standard"><text:bookmark-start text:name="__DdeLink__22101_1730890738"/><text:span text:style-name="Fuente_20_de_20_párrafo_20_predeter."><text:span text:style-name="T3"><text:tab/></text:span></text:span><text:span text:style-name="Fuente_20_de_20_párrafo_20_predeter."><text:span text:style-name="T8">Bloque.error <text:tab/>= Declaraciones.error v Instrucciones.error</text:span></text:span></text:p>
      <text:p text:style-name="Standard"><text:span text:style-name="Fuente_20_de_20_párrafo_20_predeter."><text:span text:style-name="T8"><text:tab/>Bloque.pend <text:tab/>= Declaraciones.pend</text:span></text:span></text:p>
      <text:p text:style-name="Standard"><text:span text:style-name="Fuente_20_de_20_párrafo_20_predeter."><text:span text:style-name="T35"><text:tab/>Bloque.forward <text:tab/>= Declaraciones.forward</text:span></text:span></text:p>
      <text:p text:style-name="Standard"><text:span text:style-name="Fuente_20_de_20_párrafo_20_predeter."><text:span text:style-name="T35"><text:tab/>Declaraciones.forwardh<text:tab/>= Bloque.forwardh</text:span></text:span></text:p>
      <text:p text:style-name="Standard"><text:span text:style-name="Fuente_20_de_20_párrafo_20_predeter."><text:span text:style-name="T35"><text:tab/>Instrucciones.forwardh = Declaraciones.forward</text:span></text:span></text:p>
      <text:p text:style-name="Standard"><text:bookmark-end text:name="__DdeLink__22101_1730890738"/><text:span text:style-name="Fuente_20_de_20_párrafo_20_predeter."><text:span text:style-name="T8"/></text:span></text:p>
      <text:p text:style-name="Standard"><text:span text:style-name="Fuente_20_de_20_párrafo_20_predeter."><text:span text:style-name="T3">Bloque → Instrucciones</text:span></text:span></text:p>
      <text:p text:style-name="Standard"><text:span text:style-name="Fuente_20_de_20_párrafo_20_predeter."><text:span text:style-name="T3"><text:tab/></text:span></text:span><text:bookmark-start text:name="__DdeLink__22107_1730890738"/><text:span text:style-name="Fuente_20_de_20_párrafo_20_predeter."><text:span text:style-name="T8">Bloque.error <text:tab/>= Instrucciones.error</text:span></text:span><text:bookmark-end text:name="__DdeLink__22107_1730890738"/></text:p>
      <text:p text:style-name="Standard"><text:span text:style-name="Fuente_20_de_20_párrafo_20_predeter."><text:span text:style-name="T8"><text:tab/></text:span></text:span><text:span text:style-name="Fuente_20_de_20_párrafo_20_predeter."><text:span text:style-name="T35">Instrucciones.forwardh = Bloque.forwardh</text:span></text:span></text:p>
      <text:p text:style-name="Standard"><text:span text:style-name="Fuente_20_de_20_párrafo_20_predeter."><text:span text:style-name="T8"/></text:span></text:p>
      <text:p text:style-name="Standard"><text:span text:style-name="Fuente_20_de_20_párrafo_20_predeter."><text:span text:style-name="T3">FParametros → (LFParametros)</text:span></text:span></text:p>
      <text:p text:style-name="Standard"><text:span text:style-name="Fuente_20_de_20_párrafo_20_predeter."><text:span text:style-name="T3"><text:tab/></text:span></text:span><text:bookmark-start text:name="__DdeLink__22111_1730890738"/><text:span text:style-name="Fuente_20_de_20_párrafo_20_predeter."><text:span text:style-name="T8">FParametros.error <text:tab/>= LFParametros.error</text:span></text:span><text:bookmark-end text:name="__DdeLink__22111_1730890738"/></text:p>
      <text:p text:style-name="Standard"><text:span text:style-name="Fuente_20_de_20_párrafo_20_predeter."><text:span text:style-name="T3">FParametros → </text:span></text:span><text:bookmark-start text:name="__DdeLink__20805_213522392"/><text:span text:style-name="Fuente_20_de_20_párrafo_20_predeter."><text:span text:style-name="T3">λ</text:span></text:span><text:bookmark-end text:name="__DdeLink__20805_213522392"/></text:p>
      <text:p text:style-name="Standard"><text:bookmark-start text:name="__DdeLink__22113_1730890738"/><text:span text:style-name="Fuente_20_de_20_párrafo_20_predeter."><text:span text:style-name="T3"><text:tab/></text:span></text:span><text:span text:style-name="Fuente_20_de_20_párrafo_20_predeter."><text:span text:style-name="T8">FParametros.error <text:tab/>= false</text:span></text:span><text:bookmark-end text:name="__DdeLink__22113_1730890738"/></text:p>
      <text:p text:style-name="Standard"><text:bookmark-start text:name="__DdeLink__12455_1948327631"/><text:bookmark-start text:name="__DdeLink__12458_1948327631"/><text:span text:style-name="Fuente_20_de_20_párrafo_20_predeter."><text:span text:style-name="T3">LFParametros → LFParametros , FParametro</text:span></text:span></text:p>
      <text:p text:style-name="Standard"><text:span text:style-name="Fuente_20_de_20_párrafo_20_predeter."><text:span text:style-name="T3"><text:tab/></text:span></text:span><text:span text:style-name="Fuente_20_de_20_párrafo_20_predeter."><text:span text:style-name="T8">LFParametros0.error <text:tab/>= </text:span></text:span></text:p>
      <text:p text:style-name="Standard"><text:span text:style-name="Fuente_20_de_20_párrafo_20_predeter."><text:span text:style-name="T8"><text:tab/><text:tab/>LFParametros1.error v </text:span></text:span></text:p>
      <text:p text:style-name="Standard"><text:span text:style-name="Fuente_20_de_20_párrafo_20_predeter."><text:span text:style-name="T8"><text:tab/><text:tab/>Fparametro.error v <text:tab/><text:tab/><text:tab/><text:tab/><text:tab/><text:tab/><text:tab/><text:tab/><text:tab/><text:tab/>(existeID(LFParametros1.ts,FParametro.id) <text:s/></text:span></text:span><text:span text:style-name="Fuente_20_de_20_párrafo_20_predeter."><text:span text:style-name="T9">٨ <text:tab/><text:tab/><text:tab/><text:tab/><text:tab/><text:tab/><text:tab/>LFParametro1.ts[FParametro.id].nivel = LFParametros0.nh)</text:span></text:span></text:p>
      <text:p text:style-name="Standard"><text:span text:style-name="Fuente_20_de_20_párrafo_20_predeter."><text:span text:style-name="T9"/></text:span></text:p>
      <text:p text:style-name="Standard"><text:span text:style-name="Fuente_20_de_20_párrafo_20_predeter."><text:span text:style-name="T3">LFParametros → Fparametro</text:span></text:span></text:p>
      <text:p text:style-name="Standard"><text:span text:style-name="Fuente_20_de_20_párrafo_20_predeter."><text:span text:style-name="T3"><text:tab/></text:span></text:span><text:span text:style-name="Fuente_20_de_20_párrafo_20_predeter."><text:span text:style-name="T8">LFParametros.error <text:tab/>= </text:span></text:span></text:p>
      <text:p text:style-name="Standard"><text:span text:style-name="Fuente_20_de_20_párrafo_20_predeter."><text:span text:style-name="T8"><text:tab/><text:tab/>Fparametro.error v <text:tab/><text:tab/><text:tab/><text:tab/><text:tab/><text:tab/><text:tab/><text:tab/><text:tab/><text:tab/>(existeID(LFParametros.ts,FParametro.id) <text:s/></text:span></text:span><text:span text:style-name="Fuente_20_de_20_párrafo_20_predeter."><text:span text:style-name="T9">٨ <text:tab/><text:tab/><text:tab/><text:tab/><text:tab/><text:tab/><text:tab/>LFParametros.ts[FParametro.id].nivel = LFParametros.nh)</text:span></text:span></text:p>
      <text:p text:style-name="Standard"><text:bookmark-end text:name="__DdeLink__12455_1948327631"/><text:bookmark-end text:name="__DdeLink__12458_1948327631"/><text:span text:style-name="Fuente_20_de_20_párrafo_20_predeter."><text:span text:style-name="T9"/></text:span></text:p>
      <text:p text:style-name="Standard"><text:span text:style-name="Fuente_20_de_20_párrafo_20_predeter."><text:span text:style-name="T3">FParametro → var Tipo id</text:span></text:span></text:p>
      <text:p text:style-name="Standard"><text:span text:style-name="Fuente_20_de_20_párrafo_20_predeter."><text:span text:style-name="T3"><text:tab/></text:span></text:span><text:bookmark-start text:name="__DdeLink__22145_1730890738"/><text:span text:style-name="Fuente_20_de_20_párrafo_20_predeter."><text:span text:style-name="T8">Fparametro.error<text:tab/><text:tab/>= Tipo.error</text:span></text:span><text:bookmark-end text:name="__DdeLink__22145_1730890738"/></text:p>
      <text:p text:style-name="P14"><text:span text:style-name="Fuente_20_de_20_párrafo_20_predeter."><text:span text:style-name="T13">FParametro → Tipo id</text:span></text:span></text:p>
      <text:p text:style-name="P7"><text:bookmark-start text:name="__DdeLink__22149_1730890738"/><text:soft-page-break/><text:tab/>Fparametro.error <text:tab/>= Tipo.error<text:bookmark-end text:name="__DdeLink__22149_1730890738"/></text:p>
      <text:p text:style-name="Standard"><text:span text:style-name="Fuente_20_de_20_párrafo_20_predeter."><text:span text:style-name="T2">Tipo </text:span></text:span><text:span text:style-name="Fuente_20_de_20_párrafo_20_predeter."><text:span text:style-name="T3">→ id</text:span></text:span></text:p>
      <text:p text:style-name="P8"><text:bookmark-start text:name="__DdeLink__22155_1730890738"/><text:tab/>Tipo.error <text:tab/>= <text:s/><text:tab/>si existeID(Tipo.tsh,id.lex)</text:p>
      <text:p text:style-name="P8"><text:tab/><text:tab/><text:tab/><text:tab/><text:tab/>Tipo.tsh[id.lex].clase != tipo</text:p>
      <text:p text:style-name="P8"><text:tab/><text:tab/> <text:s text:c="7"/><text:tab/>sino </text:p>
      <text:p text:style-name="P19"><text:span text:style-name="Fuente_20_de_20_párrafo_20_predeter."><text:span text:style-name="T5"><text:tab/><text:tab/>false</text:span></text:span><text:span text:style-name="Fuente_20_de_20_párrafo_20_predeter."><text:span text:style-name="T3"><text:tab/><text:tab/></text:span></text:span></text:p>
      <text:p text:style-name="P8"><text:tab/>Tipo.pend <text:tab/>= <text:s/><text:tab/>si (¬existeID(Tipo.tsh,id.lex))</text:p>
      <text:p text:style-name="P8"><text:tab/><text:tab/><text:tab/><text:tab/><text:tab/>{id.lex}</text:p>
      <text:p text:style-name="P8"><text:tab/><text:tab/> <text:s text:c="7"/><text:tab/>sino </text:p>
      <text:p text:style-name="P20"><text:span text:style-name="Fuente_20_de_20_párrafo_20_predeter."><text:span text:style-name="T6"><text:tab/><text:tab/>ⵁ</text:span></text:span><text:span text:style-name="Fuente_20_de_20_párrafo_20_predeter."><text:span text:style-name="T3"><text:tab/></text:span></text:span><text:bookmark-end text:name="__DdeLink__22155_1730890738"/><text:span text:style-name="Fuente_20_de_20_párrafo_20_predeter."><text:span text:style-name="T3"> <text:s text:c="3"/></text:span></text:span></text:p>
      <text:p text:style-name="P6">Tipo → Boolean</text:p>
      <text:p text:style-name="Standard"><text:bookmark-start text:name="__DdeLink__22157_1730890738"/><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bookmark-end text:name="__DdeLink__22157_1730890738"/><text:span text:style-name="Fuente_20_de_20_párrafo_20_predeter."><text:span text:style-name="T6"/></text:span></text:p>
      <text:p text:style-name="P6">Tipo → character</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span text:style-name="Fuente_20_de_20_párrafo_20_predeter."><text:span text:style-name="T6"/></text:span></text:p>
      <text:p text:style-name="P6">Tipo → Float</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Natural</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array [Expresion] of Tipo</text:p>
      <text:p text:style-name="Standard"><text:bookmark-start text:name="__DdeLink__22161_1730890738"/><text:span text:style-name="Fuente_20_de_20_párrafo_20_predeter."><text:span text:style-name="T4"><text:tab/>Tipo</text:span></text:span><text:span text:style-name="Fuente_20_de_20_párrafo_20_predeter."><text:span text:style-name="T20">o</text:span></text:span><text:span text:style-name="Fuente_20_de_20_párrafo_20_predeter."><text:span text:style-name="T4">.error<text:tab/>= </text:span></text:span></text:p>
      <text:p text:style-name="Standard"><text:span text:style-name="Fuente_20_de_20_párrafo_20_predeter."><text:span text:style-name="T4"><text:tab/><text:tab/>Expresion.tipo.t != natural v </text:span></text:span></text:p>
      <text:p text:style-name="Standard"><text:span text:style-name="Fuente_20_de_20_párrafo_20_predeter."><text:span text:style-name="T4"><text:tab/><text:tab/>Tipo</text:span></text:span><text:span text:style-name="Fuente_20_de_20_párrafo_20_predeter."><text:span text:style-name="T20">1</text:span></text:span><text:span text:style-name="Fuente_20_de_20_párrafo_20_predeter."><text:span text:style-name="T4">.error v </text:span></text:span></text:p>
      <text:p text:style-name="Standard"><text:span text:style-name="Fuente_20_de_20_párrafo_20_predeter."><text:span text:style-name="T4"><text:tab/><text:tab/>¬existeRef (Tipo</text:span></text:span><text:span text:style-name="Fuente_20_de_20_párrafo_20_predeter."><text:span text:style-name="T20">o</text:span></text:span><text:span text:style-name="Fuente_20_de_20_párrafo_20_predeter."><text:span text:style-name="T4">.tsh , Tipo</text:span></text:span><text:span text:style-name="Fuente_20_de_20_párrafo_20_predeter."><text:span text:style-name="T20">1</text:span></text:span><text:span text:style-name="Fuente_20_de_20_párrafo_20_predeter."><text:span text:style-name="T4">.tipo)</text:span></text:span></text:p>
      <text:p text:style-name="Standard"><text:span text:style-name="Fuente_20_de_20_párrafo_20_predeter."><text:span text:style-name="T4"><text:tab/>Tipo</text:span></text:span><text:span text:style-name="Fuente_20_de_20_párrafo_20_predeter."><text:span text:style-name="T20">o</text:span></text:span><text:span text:style-name="Fuente_20_de_20_párrafo_20_predeter."><text:span text:style-name="T4">.pend <text:tab/>= Tipo</text:span></text:span><text:span text:style-name="Fuente_20_de_20_párrafo_20_predeter."><text:span text:style-name="T20">1</text:span></text:span><text:span text:style-name="Fuente_20_de_20_párrafo_20_predeter."><text:span text:style-name="T4">.pend</text:span></text:span></text:p>
      <text:p text:style-name="Standard"><text:bookmark-end text:name="__DdeLink__22161_1730890738"/><text:span text:style-name="Fuente_20_de_20_párrafo_20_predeter."><text:span text:style-name="T4"/></text:span></text:p>
      <text:p text:style-name="P6">Tipo → record { Campos }</text:p>
      <text:p text:style-name="Standard"><text:bookmark-start text:name="__DdeLink__22169_1730890738"/><text:span text:style-name="Fuente_20_de_20_párrafo_20_predeter."><text:span text:style-name="T3"><text:tab/></text:span></text:span><text:span text:style-name="Fuente_20_de_20_párrafo_20_predeter."><text:span text:style-name="T4">Tipo.error <text:tab/>= Campos.error</text:span></text:span></text:p>
      <text:p text:style-name="P9"><text:tab/>Tipo.pend <text:tab/>= Campos.pend<text:bookmark-end text:name="__DdeLink__22169_1730890738"/></text:p>
      <text:p text:style-name="P6">Tipo → pointer Tipo</text:p>
      <text:p text:style-name="Standard"><text:bookmark-start text:name="__DdeLink__22165_1730890738"/><text:span text:style-name="Fuente_20_de_20_párrafo_20_predeter."><text:span text:style-name="T3"><text:tab/></text:span></text:span><text:span text:style-name="Fuente_20_de_20_párrafo_20_predeter."><text:span text:style-name="T4">Tipo</text:span></text:span><text:span text:style-name="Fuente_20_de_20_párrafo_20_predeter."><text:span text:style-name="T20">o</text:span></text:span><text:span text:style-name="Fuente_20_de_20_párrafo_20_predeter."><text:span text:style-name="T4">.error<text:tab/>= Tipo</text:span></text:span><text:span text:style-name="Fuente_20_de_20_párrafo_20_predeter."><text:span text:style-name="T20">1</text:span></text:span><text:span text:style-name="Fuente_20_de_20_párrafo_20_predeter."><text:span text:style-name="T4">.error</text:span></text:span></text:p>
      <text:p text:style-name="Standard"><text:span text:style-name="Fuente_20_de_20_párrafo_20_predeter."><text:span text:style-name="T4"><text:tab/>Tipo</text:span></text:span><text:span text:style-name="Fuente_20_de_20_párrafo_20_predeter."><text:span text:style-name="T20">o</text:span></text:span><text:span text:style-name="Fuente_20_de_20_párrafo_20_predeter."><text:span text:style-name="T4">.pend <text:tab/>= Tipo</text:span></text:span><text:span text:style-name="Fuente_20_de_20_párrafo_20_predeter."><text:span text:style-name="T20">1</text:span></text:span><text:span text:style-name="Fuente_20_de_20_párrafo_20_predeter."><text:span text:style-name="T4">.pend</text:span></text:span><text:bookmark-end text:name="__DdeLink__22165_1730890738"/></text:p>
      <text:p text:style-name="P7"/>
      <text:p text:style-name="P6"><text:bookmark-start text:name="__DdeLink__12462_1948327631"/><text:bookmark-start text:name="__DdeLink__12466_1948327631"/>Campos → Campos ';' Campo</text:p>
      <text:p text:style-name="Standard"><text:span text:style-name="Fuente_20_de_20_párrafo_20_predeter."><text:span text:style-name="T3"><text:tab/></text:span></text:span><text:span text:style-name="Fuente_20_de_20_párrafo_20_predeter."><text:span text:style-name="T4">Campos</text:span></text:span><text:span text:style-name="Fuente_20_de_20_párrafo_20_predeter."><text:span text:style-name="T20">o</text:span></text:span><text:span text:style-name="Fuente_20_de_20_párrafo_20_predeter."><text:span text:style-name="T4">.error <text:tab/>= </text:span></text:span></text:p>
      <text:p text:style-name="Standard"><text:span text:style-name="Fuente_20_de_20_párrafo_20_predeter."><text:span text:style-name="T4"><text:tab/><text:tab/>Campos</text:span></text:span><text:span text:style-name="Fuente_20_de_20_párrafo_20_predeter."><text:span text:style-name="T20">1</text:span></text:span><text:span text:style-name="Fuente_20_de_20_párrafo_20_predeter."><text:span text:style-name="T4">.error v </text:span></text:span></text:p>
      <text:p text:style-name="Standard"><text:span text:style-name="Fuente_20_de_20_párrafo_20_predeter."><text:span text:style-name="T4"><text:tab/><text:tab/>existeCampo(Campos</text:span></text:span><text:span text:style-name="Fuente_20_de_20_párrafo_20_predeter."><text:span text:style-name="T20">1</text:span></text:span><text:span text:style-name="Fuente_20_de_20_párrafo_20_predeter."><text:span text:style-name="T4">.campos , Campo.id) v </text:span></text:span></text:p>
      <text:p text:style-name="Standard"><text:span text:style-name="Fuente_20_de_20_párrafo_20_predeter."><text:span text:style-name="T4"><text:tab/><text:tab/>Campo.error</text:span></text:span></text:p>
      <text:p text:style-name="Standard"><text:span text:style-name="Fuente_20_de_20_párrafo_20_predeter."><text:span text:style-name="T4"><text:tab/>Campos</text:span></text:span><text:span text:style-name="Fuente_20_de_20_párrafo_20_predeter."><text:span text:style-name="T20">o</text:span></text:span><text:span text:style-name="Fuente_20_de_20_párrafo_20_predeter."><text:span text:style-name="T4">.pend <text:tab/>= Campos</text:span></text:span><text:span text:style-name="Fuente_20_de_20_párrafo_20_predeter."><text:span text:style-name="T20">1</text:span></text:span><text:span text:style-name="Fuente_20_de_20_párrafo_20_predeter."><text:span text:style-name="T4">.pend unión Campo.pend</text:span></text:span></text:p>
      <text:p text:style-name="P6">Campos → Campo</text:p>
      <text:p text:style-name="Standard"><text:span text:style-name="Fuente_20_de_20_párrafo_20_predeter."><text:span text:style-name="T3"><text:tab/></text:span></text:span><text:span text:style-name="Fuente_20_de_20_párrafo_20_predeter."><text:span text:style-name="T4">Campos.error <text:tab/>= Campo.error</text:span></text:span></text:p>
      <text:p text:style-name="P7"><text:tab/>Campos.pend <text:tab/>= Campo.pend<text:bookmark-end text:name="__DdeLink__12462_1948327631"/><text:bookmark-end text:name="__DdeLink__12466_1948327631"/></text:p>
      <text:p text:style-name="P6">Campo → Tipo id</text:p>
      <text:p text:style-name="P21"><text:bookmark-start text:name="__DdeLink__22655_1730890738"/><text:soft-page-break/>Campo.error <text:tab/>= Tipo.error v ¬existeRef(Campo.tsh , Tipo.tipo)</text:p>
      <text:p text:style-name="P22">Campo.pend <text:tab/><text:tab/>= Tipo.pend<text:bookmark-end text:name="__DdeLink__22655_1730890738"/></text:p>
      <text:p text:style-name="P22"/>
      <text:p text:style-name="P23"/>
      <text:p text:style-name="P12"><text:bookmark-start text:name="__DdeLink__20809_213522392"/><text:bookmark-start text:name="__DdeLink__20341_213522392"/><text:bookmark-start text:name="__DdeLink__12470_1948327631"/>Instrucciones → Instrucciones ; Instrucción</text:p>
      <text:p text:style-name="Standard"><text:span text:style-name="Fuente_20_de_20_párrafo_20_predeter."><text:span text:style-name="T23"><text:tab/>Instrucciones</text:span></text:span><text:span text:style-name="Fuente_20_de_20_párrafo_20_predeter."><text:span text:style-name="T25">o</text:span></text:span><text:span text:style-name="Fuente_20_de_20_párrafo_20_predeter."><text:span text:style-name="T23">.error <text:tab/>= Instrucciones</text:span></text:span><text:span text:style-name="Fuente_20_de_20_párrafo_20_predeter."><text:span text:style-name="T25">1</text:span></text:span><text:span text:style-name="Fuente_20_de_20_párrafo_20_predeter."><text:span text:style-name="T23">.error v Instrucción.error</text:span></text:span></text:p>
      <text:p text:style-name="Standard"><text:span text:style-name="Fuente_20_de_20_párrafo_20_predeter."><text:span text:style-name="T23"><text:tab/>Instruccion.tsh <text:tab/><text:tab/>= Instrucciones</text:span></text:span><text:span text:style-name="Fuente_20_de_20_párrafo_20_predeter."><text:span text:style-name="T25">1</text:span></text:span><text:span text:style-name="Fuente_20_de_20_párrafo_20_predeter."><text:span text:style-name="T23">.tsh = Instrucciónes</text:span></text:span><text:span text:style-name="Fuente_20_de_20_párrafo_20_predeter."><text:span text:style-name="T25">o</text:span></text:span><text:span text:style-name="Fuente_20_de_20_párrafo_20_predeter."><text:span text:style-name="T23">.tsh</text:span></text:span></text:p>
      <text:p text:style-name="Standard"><text:span text:style-name="Fuente_20_de_20_párrafo_20_predeter."><text:span text:style-name="T23"><text:tab/></text:span></text:span><text:span text:style-name="Fuente_20_de_20_párrafo_20_predeter."><text:span text:style-name="T43">Instrucciones1.forwardh = Instrucciones0.forwardh</text:span></text:span></text:p>
      <text:p text:style-name="Standard"><text:span text:style-name="Fuente_20_de_20_párrafo_20_predeter."><text:span text:style-name="T43"><text:tab/>instrucción.forwardh = Instrucciones0.forwardh</text:span></text:span></text:p>
      <text:p text:style-name="P12"/>
      <text:p text:style-name="P12">Instrucciones → Instrucción</text:p>
      <text:p text:style-name="Standard"><text:span text:style-name="Fuente_20_de_20_párrafo_20_predeter."><text:span text:style-name="T24"><text:tab/></text:span></text:span><text:span text:style-name="Fuente_20_de_20_párrafo_20_predeter."><text:span text:style-name="T23">Instrucciones.error <text:tab/>= Instrucción.error</text:span></text:span></text:p>
      <text:p text:style-name="Standard"><text:span text:style-name="Fuente_20_de_20_párrafo_20_predeter."><text:span text:style-name="T24"><text:tab/></text:span></text:span><text:span text:style-name="Fuente_20_de_20_párrafo_20_predeter."><text:span text:style-name="T23">Instrucción.tsh <text:tab/><text:tab/>= Instrucciones.tsh</text:span></text:span><text:bookmark-end text:name="__DdeLink__20809_213522392"/><text:bookmark-end text:name="__DdeLink__20341_213522392"/><text:bookmark-end text:name="__DdeLink__12470_1948327631"/></text:p>
      <text:p text:style-name="Standard"><text:span text:style-name="Fuente_20_de_20_párrafo_20_predeter."><text:span text:style-name="T44"><text:tab/>instrucción.forwardh = Instrucciones.forwardh</text:span></text:span></text:p>
      <text:p text:style-name="Standard"><text:span text:style-name="Fuente_20_de_20_párrafo_20_predeter."><text:span text:style-name="T3"/></text:span></text:p>
      <text:p text:style-name="Standard"><text:span text:style-name="Fuente_20_de_20_párrafo_20_predeter."><text:span text:style-name="T3">Instrucción → InsProcedimiento</text:span></text:span></text:p>
      <text:p text:style-name="Standard"><text:bookmark-start text:name="__DdeLink__20830_213522392"/><text:span text:style-name="Fuente_20_de_20_párrafo_20_predeter."><text:span text:style-name="T3"><text:tab/></text:span></text:span><text:span text:style-name="Fuente_20_de_20_párrafo_20_predeter."><text:span text:style-name="T8">Instrucción.error <text:tab/>= InsProcedimiento.error</text:span></text:span></text:p>
      <text:p text:style-name="Standard"><text:span text:style-name="Fuente_20_de_20_párrafo_20_predeter."><text:span text:style-name="T3"><text:tab/></text:span></text:span><text:span text:style-name="Fuente_20_de_20_párrafo_20_predeter."><text:span text:style-name="T8">InsProcedimiento.tsh <text:tab/>= Instrucción.tsh</text:span></text:span><text:bookmark-end text:name="__DdeLink__20830_213522392"/></text:p>
      <text:p text:style-name="P6"><text:span text:style-name="Fuente_20_de_20_párrafo_20_predeter."><text:span text:style-name="T45"><text:tab/>insProcedimiento.forwardh = Instruccion.forwardh</text:span></text:span></text:p>
      <text:p text:style-name="P6"/>
      <text:p text:style-name="P6">Instrucción → InsLectura</text:p>
      <text:p text:style-name="Standard"><text:bookmark-start text:name="__DdeLink__20832_213522392"/><text:span text:style-name="Fuente_20_de_20_párrafo_20_predeter."><text:span text:style-name="T3"><text:tab/></text:span></text:span><text:span text:style-name="Fuente_20_de_20_párrafo_20_predeter."><text:span text:style-name="T4">Instrucción.error <text:tab/>= InsLectura.error</text:span></text:span></text:p>
      <text:p text:style-name="P7"><text:tab/>InsLectura.tsh <text:tab/><text:tab/>= Instrucción.tsh<text:bookmark-end text:name="__DdeLink__20832_213522392"/></text:p>
      <text:p text:style-name="P6"/>
      <text:p text:style-name="P6">Instrucción → InsEscritura</text:p>
      <text:p text:style-name="Standard"><text:bookmark-start text:name="__DdeLink__20834_213522392"/><text:span text:style-name="Fuente_20_de_20_párrafo_20_predeter."><text:span text:style-name="T3"><text:tab/></text:span></text:span><text:span text:style-name="Fuente_20_de_20_párrafo_20_predeter."><text:span text:style-name="T4">Instrucción.error <text:tab/>= InsEscritura.error</text:span></text:span></text:p>
      <text:p text:style-name="P7"><text:tab/>InsEscritura.tsh <text:tab/>= Instrucción.tsh<text:bookmark-end text:name="__DdeLink__20834_213522392"/></text:p>
      <text:p text:style-name="P6"/>
      <text:p text:style-name="P6">Instrucción → InsAsignacion</text:p>
      <text:p text:style-name="P7"><text:bookmark-start text:name="__DdeLink__20838_213522392"/><text:tab/>Instrucción.error <text:tab/>= InsAsignacion.error <text:s/></text:p>
      <text:p text:style-name="P7"><text:tab/>InsAsignacion.tsh <text:tab/>= Instrucción.tsh<text:bookmark-end text:name="__DdeLink__20838_213522392"/></text:p>
      <text:p text:style-name="P6"/>
      <text:p text:style-name="P6">Instrucción → InsCompuesta</text:p>
      <text:p text:style-name="Standard"><text:bookmark-start text:name="__DdeLink__20840_213522392"/><text:span text:style-name="Fuente_20_de_20_párrafo_20_predeter."><text:span text:style-name="T3"><text:tab/></text:span></text:span><text:span text:style-name="Fuente_20_de_20_párrafo_20_predeter."><text:span text:style-name="T4">Instrucción.error <text:tab/>= InsCompuesta.error</text:span></text:span></text:p>
      <text:p text:style-name="P7"><text:tab/>InsCompuesta.tsh <text:tab/>= Instrucción.tsh</text:p>
      <text:p text:style-name="P16"><text:bookmark-end text:name="__DdeLink__20840_213522392"/><text:tab/>InsCompuesta.forwardh = instrucción.forwardh</text:p>
      <text:p text:style-name="P6"/>
      <text:p text:style-name="P6">Instrucción → InsIf</text:p>
      <text:p text:style-name="Standard"><text:bookmark-start text:name="__DdeLink__20842_213522392"/><text:span text:style-name="Fuente_20_de_20_párrafo_20_predeter."><text:span text:style-name="T3"><text:tab/></text:span></text:span><text:span text:style-name="Fuente_20_de_20_párrafo_20_predeter."><text:span text:style-name="T4">Instrucción.error <text:tab/>= InsIf.error</text:span></text:span></text:p>
      <text:p text:style-name="P7"><text:tab/>InsIf.tsh <text:tab/><text:tab/><text:tab/>= Instrucción.tsh</text:p>
      <text:p text:style-name="P16"><text:bookmark-end text:name="__DdeLink__20842_213522392"/><text:tab/>InsIf.forwardh <text:tab/><text:tab/>= instrucción.forwardh</text:p>
      <text:p text:style-name="P6"/>
      <text:p text:style-name="P6">Instrucción → InsWhile</text:p>
      <text:p text:style-name="P7"><text:bookmark-start text:name="__DdeLink__20844_213522392"/><text:tab/>Instrucción.error <text:tab/>= InsWhile.error</text:p>
      <text:p text:style-name="P7"><text:tab/>InsWhile.tsh <text:tab/><text:tab/>= Instrucción.tsh</text:p>
      <text:p text:style-name="P16"><text:bookmark-end text:name="__DdeLink__20844_213522392"/><text:tab/>InsWhile.forwardh <text:tab/>= instrucción.forwardh</text:p>
      <text:p text:style-name="P5"/>
      <text:p text:style-name="P5">Instrucción → InsFor</text:p>
      <text:p text:style-name="P7"><text:bookmark-start text:name="__DdeLink__20846_213522392"/><text:tab/>Instrucción.error <text:tab/>= InsFor.error</text:p>
      <text:p text:style-name="P7"><text:tab/>InsFor.tsh <text:tab/><text:tab/><text:tab/>= Instrucción.tsh</text:p>
      <text:p text:style-name="P16"><text:bookmark-end text:name="__DdeLink__20846_213522392"/><text:tab/>InsFor.forwardh <text:tab/><text:tab/>= instrucción.forwardh</text:p>
      <text:p text:style-name="P6"/>
      <text:p text:style-name="P6">Instrucción → InsNew</text:p>
      <text:p text:style-name="Standard"><text:soft-page-break/><text:span text:style-name="Fuente_20_de_20_párrafo_20_predeter."><text:span text:style-name="T3"><text:tab/></text:span></text:span><text:bookmark-start text:name="__DdeLink__20848_213522392"/><text:span text:style-name="Fuente_20_de_20_párrafo_20_predeter."><text:span text:style-name="T4">Instrucción.error <text:tab/>= InsNew.error</text:span></text:span><text:bookmark-end text:name="__DdeLink__20848_213522392"/></text:p>
      <text:p text:style-name="P6"><text:span text:style-name="Fuente_20_de_20_párrafo_20_predeter."/></text:p>
      <text:p text:style-name="P6">Instrucción → InsDis</text:p>
      <text:p text:style-name="Standard"><text:span text:style-name="Fuente_20_de_20_párrafo_20_predeter."><text:span text:style-name="T3"><text:tab/></text:span></text:span><text:bookmark-start text:name="__DdeLink__20851_213522392"/><text:span text:style-name="Fuente_20_de_20_párrafo_20_predeter."><text:span text:style-name="T4">Instrucción.error <text:tab/>= InsDis.error</text:span></text:span><text:bookmark-end text:name="__DdeLink__20851_213522392"/></text:p>
      <text:p text:style-name="Standard"><text:span text:style-name="Fuente_20_de_20_párrafo_20_predeter."><text:span text:style-name="T4"/></text:span></text:p>
      <text:p text:style-name="Standard"><text:span text:style-name="Fuente_20_de_20_párrafo_20_predeter."><text:span text:style-name="T3">InsProcedimiento → id Aparametros</text:span></text:span></text:p>
      <text:p text:style-name="Standard"><text:bookmark-start text:name="__DdeLink__20875_213522392"/><text:span text:style-name="Fuente_20_de_20_párrafo_20_predeter."><text:span text:style-name="T3"><text:tab/></text:span></text:span><text:span text:style-name="Fuente_20_de_20_párrafo_20_predeter."><text:span text:style-name="T8">InsProcedimiento.error <text:tab/>= </text:span></text:span></text:p>
      <text:p text:style-name="Standard"><text:span text:style-name="Fuente_20_de_20_párrafo_20_predeter."><text:span text:style-name="T8"><text:tab/><text:tab/>¬existeID(InsProcedimiento.tsh,id.lex) v </text:span></text:span></text:p>
      <text:p text:style-name="Standard"><text:span text:style-name="Fuente_20_de_20_párrafo_20_predeter."><text:span text:style-name="T8"><text:tab/><text:tab/>InsProcedimiento.tsh[id.lex].clase != proc v </text:span></text:span></text:p>
      <text:p text:style-name="Standard"><text:span text:style-name="Fuente_20_de_20_párrafo_20_predeter."><text:span text:style-name="T8"><text:tab/><text:tab/>Aparametros.error</text:span></text:span><text:bookmark-end text:name="__DdeLink__20875_213522392"/></text:p>
      <text:p text:style-name="Standard"><text:bookmark-start text:name="__DdeLink__20878_213522392"/><text:span text:style-name="Fuente_20_de_20_párrafo_20_predeter."><text:span text:style-name="T8"><text:tab/>AParametros.tsh <text:tab/><text:tab/><text:tab/>= InsProcedimiento.tsh</text:span></text:span></text:p>
      <text:p text:style-name="Standard"><text:span text:style-name="Fuente_20_de_20_párrafo_20_predeter."><text:span text:style-name="T8"><text:tab/>AParametros.fparametrosh <text:tab/>= <text:tab/><text:tab/><text:tab/><text:tab/><text:tab/><text:tab/><text:tab/><text:tab/><text:tab/><text:tab/>InsProcedimiento.tsh[id.lex].tipo.parametros</text:span></text:span></text:p>
      <text:p text:style-name="Standard"><text:bookmark-end text:name="__DdeLink__20878_213522392"/><text:span text:style-name="Fuente_20_de_20_párrafo_20_predeter."><text:span text:style-name="T8"/></text:span></text:p>
      <text:p text:style-name="Standard"><text:span text:style-name="Fuente_20_de_20_párrafo_20_predeter."><text:span text:style-name="T3">AParametros → (LAParametros)</text:span></text:span></text:p>
      <text:p text:style-name="Standard"><text:bookmark-start text:name="__DdeLink__20882_213522392"/><text:span text:style-name="Fuente_20_de_20_párrafo_20_predeter."><text:span text:style-name="T3"><text:tab/></text:span></text:span><text:span text:style-name="Fuente_20_de_20_párrafo_20_predeter."><text:span text:style-name="T8">AParametros.error <text:tab/><text:tab/>= </text:span></text:span></text:p>
      <text:p text:style-name="Standard"><text:span text:style-name="Fuente_20_de_20_párrafo_20_predeter."><text:span text:style-name="T8"><text:tab/><text:tab/>LAParametros.error v </text:span></text:span></text:p>
      <text:p text:style-name="Standard"><text:span text:style-name="Fuente_20_de_20_párrafo_20_predeter."><text:span text:style-name="T8"><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8"><text:tab/>LAParametros.tsh <text:tab/><text:tab/>= Aparametros.tsh</text:span></text:span></text:p>
      <text:p text:style-name="Standard"><text:span text:style-name="Fuente_20_de_20_párrafo_20_predeter."><text:span text:style-name="T8"><text:tab/>LAParametros.fparametrosh <text:tab/>= Aparametros.fparametrosh</text:span></text:span></text:p>
      <text:p text:style-name="Standard"><text:bookmark-end text:name="__DdeLink__20880_213522392"/><text:span text:style-name="Fuente_20_de_20_párrafo_20_predeter."><text:span text:style-name="T8"/></text:span></text:p>
      <text:p text:style-name="Standard"><text:span text:style-name="Fuente_20_de_20_párrafo_20_predeter."><text:span text:style-name="T3">AParametros → λ</text:span></text:span></text:p>
      <text:p text:style-name="Standard"><text:span text:style-name="Fuente_20_de_20_párrafo_20_predeter."><text:span text:style-name="T3"><text:tab/></text:span></text:span><text:bookmark-start text:name="__DdeLink__20884_213522392"/><text:span text:style-name="Fuente_20_de_20_párrafo_20_predeter."><text:span text:style-name="T8">AParametros.error <text:tab/><text:tab/>= |AParametros.fparametrosh | &gt; 0</text:span></text:span><text:bookmark-end text:name="__DdeLink__20884_213522392"/></text:p>
      <text:p text:style-name="Standard"><text:span text:style-name="Fuente_20_de_20_párrafo_20_predeter."><text:span text:style-name="T8"/></text:span></text:p>
      <text:p text:style-name="Standard"><text:bookmark-start text:name="__DdeLink__12474_1948327631"/><text:span text:style-name="Fuente_20_de_20_párrafo_20_predeter."><text:span text:style-name="T3">LAParametros → LAParametros , Expresion</text:span></text:span></text:p>
      <text:p text:style-name="Standard"><text:span text:style-name="Fuente_20_de_20_párrafo_20_predeter."><text:span text:style-name="T3"><text:tab/></text:span></text:span><text:span text:style-name="Fuente_20_de_20_párrafo_20_predeter."><text:span text:style-name="T8">LAParametros0.error <text:tab/><text:tab/>= <text:s text:c="2"/></text:span></text:span></text:p>
      <text:p text:style-name="Standard"><text:span text:style-name="Fuente_20_de_20_párrafo_20_predeter."><text:span text:style-name="T8"><text:tab/><text:tab/>LAParametros</text:span></text:span><text:span text:style-name="Fuente_20_de_20_párrafo_20_predeter."><text:span text:style-name="T21">1</text:span></text:span><text:span text:style-name="Fuente_20_de_20_párrafo_20_predeter."><text:span text:style-name="T8">.error v </text:span></text:span></text:p>
      <text:p text:style-name="Standard"><text:span text:style-name="Fuente_20_de_20_párrafo_20_predeter."><text:span text:style-name="T8"><text:tab/><text:tab/>Expresion.error v</text:span></text:span></text:p>
      <text:p text:style-name="Standard"><text:span text:style-name="Fuente_20_de_20_párrafo_20_predeter."><text:span text:style-name="T8"><text:tab/><text:tab/>LAParametros0.nparametros &gt; | LAParametros0.fparametrosh | <text:s/>v</text:span></text:span></text:p>
      <text:p text:style-name="Standard"><text:span text:style-name="Fuente_20_de_20_párrafo_20_predeter."><text:span text:style-name="T8"><text:tab/><text:tab/>(LAParemtros0.fparametrosh[LAParemetros0.nparametros].modo=var <text:s/></text:span></text:span><text:span text:style-name="Fuente_20_de_20_párrafo_20_predeter."><text:span text:style-name="T9">٨</text:span></text:span></text:p>
      <text:p text:style-name="Standard"><text:span text:style-name="Fuente_20_de_20_párrafo_20_predeter."><text:span text:style-name="T9"><text:tab/><text:tab/><text:tab/>Expresion.modo = var) <text:s/>v</text:span></text:span></text:p>
      <text:p text:style-name="Standard"><text:span text:style-name="Fuente_20_de_20_párrafo_20_predeter."><text:span text:style-name="T9">¬compatibles(LAParametros0.fparametrosh[LAParametros0.nparametros].tipo,</text:span></text:span></text:p>
      <text:p text:style-name="Standard"><text:span text:style-name="Fuente_20_de_20_párrafo_20_predeter."><text:span text:style-name="T9"><text:tab/><text:tab/><text:tab/><text:tab/><text:tab/><text:tab/>Expresion.tipo, LAParametros0.tsh)</text:span></text:span></text:p>
      <text:p text:style-name="Standard"><text:span text:style-name="Fuente_20_de_20_párrafo_20_predeter."><text:span text:style-name="T9"><text:tab/>LAParametros1.tsh <text:tab/><text:tab/>= Expresion.tsh = LAParemtros0.tsh</text:span></text:span></text:p>
      <text:p text:style-name="Standard"><text:span text:style-name="Fuente_20_de_20_párrafo_20_predeter."><text:span text:style-name="T9"><text:tab/>LAParametros0.nparametros <text:tab/>= LAParemetros1.nparametros +1</text:span></text:span></text:p>
      <text:p text:style-name="Standard"><text:span text:style-name="Fuente_20_de_20_párrafo_20_predeter."><text:span text:style-name="T9"><text:tab/>LAParametros1.fparametrosh <text:tab/>= LAParametros0.fparametrosh</text:span></text:span></text:p>
      <text:p text:style-name="Standard"><text:span text:style-name="Fuente_20_de_20_párrafo_20_predeter."><text:span text:style-name="T9"/></text:span></text:p>
      <text:p text:style-name="Standard"><text:span text:style-name="Fuente_20_de_20_párrafo_20_predeter."><text:span text:style-name="T3">LAParametros → Expresion</text:span></text:span></text:p>
      <text:p text:style-name="Standard"><text:span text:style-name="Fuente_20_de_20_párrafo_20_predeter."><text:span text:style-name="T3"><text:tab/></text:span></text:span><text:span text:style-name="Fuente_20_de_20_párrafo_20_predeter."><text:span text:style-name="T8">LAParametros.error <text:tab/>= <text:s text:c="4"/></text:span></text:span></text:p>
      <text:p text:style-name="Standard"><text:span text:style-name="Fuente_20_de_20_párrafo_20_predeter."><text:span text:style-name="T8"><text:tab/><text:tab/>| LAParemetros.fparametrosh | &lt; 1 v</text:span></text:span></text:p>
      <text:p text:style-name="Standard"><text:span text:style-name="Fuente_20_de_20_párrafo_20_predeter."><text:span text:style-name="T8"><text:tab/><text:tab/>(LAParametros.fparametrosh[0].modo = var </text:span></text:span><text:span text:style-name="Fuente_20_de_20_párrafo_20_predeter."><text:span text:style-name="T9">٨ </text:span></text:span></text:p>
      <text:p text:style-name="Standard"><text:span text:style-name="Fuente_20_de_20_párrafo_20_predeter."><text:span text:style-name="T9"><text:tab/><text:tab/><text:tab/></text:span></text:span><text:span text:style-name="Fuente_20_de_20_párrafo_20_predeter."><text:span text:style-name="T9">Expresion.modo = val) <text:s/>v</text:span></text:span></text:p>
      <text:p text:style-name="Standard"><text:span text:style-name="Fuente_20_de_20_párrafo_20_predeter."><text:span text:style-name="T9"><text:tab/><text:tab/>¬compatible(LAParametr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9"><text:tab/>Expresion.tsh <text:tab/><text:tab/><text:tab/>= LAParams.tsh</text:span></text:span></text:p>
      <text:p text:style-name="Standard"><text:span text:style-name="Fuente_20_de_20_párrafo_20_predeter."><text:span text:style-name="T9"><text:tab/>LAParametros.nparametros <text:tab/>= 1</text:span></text:span><text:bookmark-end text:name="__DdeLink__14731_1844718597"/></text:p>
      <text:p text:style-name="P6"><text:bookmark-end text:name="__DdeLink__12474_1948327631"/></text:p>
      <text:p text:style-name="P10">InsLectura → <text:s/>in(id)</text:p>
      <text:p text:style-name="Standard"><text:bookmark-start text:name="__DdeLink__28785_213522392"/><text:span text:style-name="Fuente_20_de_20_párrafo_20_predeter."><text:span text:style-name="T10"><text:tab/></text:span></text:span><text:span text:style-name="Fuente_20_de_20_párrafo_20_predeter."><text:span text:style-name="T11">InsLectura.error <text:tab/>= NOT existeID(InsLectura.tsh,id.lex)</text:span></text:span><text:bookmark-end text:name="__DdeLink__28785_213522392"/></text:p>
      <text:p text:style-name="Standard"><text:span text:style-name="Fuente_20_de_20_párrafo_20_predeter."><text:span text:style-name="T11"/></text:span></text:p>
      <text:p text:style-name="P6">InsEscritura → out(Expresion)</text:p>
      <text:p text:style-name="P7"><text:tab/><text:bookmark-start text:name="__DdeLink__28789_213522392"/>InsEscritura.error <text:tab/>= (Expresion.tipo = error)<text:bookmark-end text:name="__DdeLink__28789_213522392"/></text:p>
      <text:p text:style-name="P7"/>
      <text:p text:style-name="P6"><text:soft-page-break/>InsAsignación → Mem := Expresión</text:p>
      <text:p text:style-name="P7"><text:tab/><text:bookmark-start text:name="__DdeLink__28795_213522392"/>InsAsignacion.error <text:tab/>= </text:p>
      <text:p text:style-name="P7"><text:tab/><text:tab/>¬ esCompatible(Mem.tipo, Expresion.tipo, InsAsignacion.tsh)<text:bookmark-end text:name="__DdeLink__28795_213522392"/></text:p>
      <text:p text:style-name="P7"><text:tab/><text:bookmark-start text:name="__DdeLink__28792_213522392"/>Expresion.tsh <text:tab/><text:tab/>= Mem.tsh = InsAsignacion.tsh<text:bookmark-end text:name="__DdeLink__28792_213522392"/></text:p>
      <text:p text:style-name="P6"/>
      <text:p text:style-name="P6">InsCompuesta → { Instrucciones }</text:p>
      <text:p text:style-name="P7"><text:tab/><text:bookmark-start text:name="__DdeLink__28800_213522392"/>InsCompuesta.error <text:s/><text:tab/>= Instrucciones.error<text:bookmark-end text:name="__DdeLink__28800_213522392"/></text:p>
      <text:p text:style-name="P7"><text:bookmark-start text:name="__DdeLink__28797_213522392"/><text:tab/>Instrucciones.tsh <text:tab/>= InsCompuesta.tsh<text:bookmark-end text:name="__DdeLink__28797_213522392"/></text:p>
      <text:p text:style-name="P16"><text:tab/>Instrucciones.forwardh = InsCompuesta.forwardh</text:p>
      <text:p text:style-name="P6"/>
      <text:p text:style-name="P10">InsIf → if Expresion then Instrucción Pelse</text:p>
      <text:p text:style-name="Standard"><text:span text:style-name="Fuente_20_de_20_párrafo_20_predeter."><text:span text:style-name="T10"><text:tab/></text:span></text:span><text:bookmark-start text:name="__DdeLink__28803_213522392"/><text:span text:style-name="Fuente_20_de_20_párrafo_20_predeter."><text:span text:style-name="T4">InsIf.error <text:tab/>= </text:span></text:span></text:p>
      <text:p text:style-name="Standard"><text:span text:style-name="Fuente_20_de_20_párrafo_20_predeter."><text:span text:style-name="T4"><text:tab/><text:tab/>Expresion.tipo != &lt;t:bool&gt; v Instrucción.error v Pelse.error</text:span></text:span><text:bookmark-end text:name="__DdeLink__28803_213522392"/></text:p>
      <text:p text:style-name="P7"><text:tab/><text:bookmark-start text:name="__DdeLink__28806_213522392"/>Pelse.tsh <text:tab/><text:tab/>= Instrucción.tsh = Expresion.tsh =InsIf.tsh<text:bookmark-end text:name="__DdeLink__28806_213522392"/></text:p>
      <text:p text:style-name="P16"><text:tab/>Instruccion.forwardh <text:tab/>= InsIf.forwardh</text:p>
      <text:p text:style-name="P16"><text:tab/>Pelse.forwardh <text:tab/><text:tab/>= InsIf.forwardh</text:p>
      <text:p text:style-name="P7"/>
      <text:p text:style-name="P6">PElse → else Instrucción</text:p>
      <text:p text:style-name="Standard"><text:span text:style-name="Fuente_20_de_20_párrafo_20_predeter."><text:span text:style-name="T3"><text:tab/></text:span></text:span><text:span text:style-name="Fuente_20_de_20_párrafo_20_predeter."><text:span text:style-name="T4">Pelse.error <text:tab/>= Instrucción.error</text:span></text:span></text:p>
      <text:p text:style-name="P7"><text:tab/>Instrucción.tsh <text:tab/>= Pelse.tsh</text:p>
      <text:p text:style-name="P16"><text:tab/>Instruccion.forwardh <text:tab/>= Pelse.forwardh</text:p>
      <text:p text:style-name="P7"/>
      <text:p text:style-name="Standard"><text:span text:style-name="Fuente_20_de_20_párrafo_20_predeter."><text:span text:style-name="T3">PElse → λ</text:span></text:span></text:p>
      <text:p text:style-name="Standard"><text:span text:style-name="Fuente_20_de_20_párrafo_20_predeter."><text:span text:style-name="T3"><text:tab/></text:span></text:span><text:span text:style-name="Fuente_20_de_20_párrafo_20_predeter."><text:span text:style-name="T4">Pelse.error <text:tab/>= false</text:span></text:span></text:p>
      <text:p text:style-name="P6"/>
      <text:p text:style-name="P6">InsWhile → while Expresion do Instrucción</text:p>
      <text:p text:style-name="P7"><text:tab/>InsWhile.error <text:tab/>= </text:p>
      <text:p text:style-name="P7"><text:tab/><text:tab/>Expresion.tipo = &lt;t:bool&gt; v </text:p>
      <text:p text:style-name="P7"><text:tab/><text:tab/>Instrucción.error</text:p>
      <text:p text:style-name="P7"><text:tab/>Instrucción.tsh <text:tab/>= Expresion.tsh = InsWhile.tsh</text:p>
      <text:p text:style-name="P16"><text:tab/>Instruccion.forwardh <text:tab/>= InsWhile.forwardh</text:p>
      <text:p text:style-name="P5"/>
      <text:p text:style-name="P5">InsFor → for id=Expresion to Expresion do Instruccion</text:p>
      <text:p text:style-name="Standard"><text:span text:style-name="Fuente_20_de_20_párrafo_20_predeter."><text:span text:style-name="T4"><text:tab/>InsFor.error <text:tab/>= <text:tab/></text:span></text:span></text:p>
      <text:p text:style-name="Standard"><text:span text:style-name="Fuente_20_de_20_párrafo_20_predeter."><text:span text:style-name="T4"><text:tab/><text:tab/>(Expresion0.tipo!=&lt;t:natural&gt; y Expresion0.tipo != &lt;t:integer&gt;) v</text:span></text:span></text:p>
      <text:p text:style-name="P7"><text:tab/><text:tab/>(Expresion1.tipo!=&lt;t:natural&gt; y Expresion1.tipo != &lt;t:integer&gt;) v</text:p>
      <text:p text:style-name="Standard"><text:span text:style-name="Fuente_20_de_20_párrafo_20_predeter."><text:span text:style-name="T4"><text:tab/><text:tab/>(id.tipo != &lt;t:natural&gt; y id.tipo != </text:span></text:span><text:span text:style-name="Fuente_20_de_20_párrafo_20_predeter."><text:span text:style-name="T11">&lt;t:integer&gt;)</text:span></text:span></text:p>
      <text:p text:style-name="Standard"><text:span text:style-name="Fuente_20_de_20_párrafo_20_predeter."><text:span text:style-name="T11"><text:tab/>Instrucción.tsh = Expresion1.tsh = Expresion0.tsh = InsFor.tsh</text:span></text:span></text:p>
      <text:p text:style-name="P16"><text:tab/>Instruccion.forwardh <text:tab/>= InsFor.forwardh</text:p>
      <text:p text:style-name="P10"/>
      <text:p text:style-name="P10">InsNew → new Mem</text:p>
      <text:p text:style-name="Standard"><text:span text:style-name="Fuente_20_de_20_párrafo_20_predeter."><text:span text:style-name="T10"><text:tab/></text:span></text:span><text:span text:style-name="Fuente_20_de_20_párrafo_20_predeter."><text:span text:style-name="T4">InsNew.error <text:tab/>= Mem.tipo.t != puntero</text:span></text:span></text:p>
      <text:p text:style-name="P7"/>
      <text:p text:style-name="P6">InsDis → dispose Mem</text:p>
      <text:p text:style-name="Standard"><text:span text:style-name="Fuente_20_de_20_párrafo_20_predeter."><text:span text:style-name="T3"><text:tab/></text:span></text:span><text:span text:style-name="Fuente_20_de_20_párrafo_20_predeter."><text:span text:style-name="T4">InsDis.error <text:tab/>= Mem.tipo.t != puntero</text:span></text:span></text:p>
      <text:p text:style-name="P6"/>
      <text:p text:style-name="P6"><text:bookmark-start text:name="__DdeLink__12477_1948327631"/><text:bookmark-start text:name="__DdeLink__14738_1844718597"/>Mem → id</text:p>
      <text:p text:style-name="Standard"><text:span text:style-name="Fuente_20_de_20_párrafo_20_predeter."><text:span text:style-name="T3"><text:tab/></text:span></text:span><text:span text:style-name="Fuente_20_de_20_párrafo_20_predeter."><text:span text:style-name="T4">Mem.tipo <text:tab/>=<text:tab/></text:span></text:span></text:p>
      <text:p text:style-name="Standard"><text:span text:style-name="Fuente_20_de_20_párrafo_20_predeter."><text:span text:style-name="T4"><text:tab/><text:tab/>si existe(</text:span></text:span><text:span text:style-name="Fuente_20_de_20_párrafo_20_predeter."><text:span text:style-name="T8">Mem</text:span></text:span><text:span text:style-name="Fuente_20_de_20_párrafo_20_predeter."><text:span text:style-name="T4">.tsh , id.lex)</text:span></text:span></text:p>
      <text:p text:style-name="P7"><text:tab/><text:tab/><text:tab/>si Mem.tsh[id.lex].clase = var</text:p>
      <text:p text:style-name="Standard"><text:span text:style-name="Fuente_20_de_20_párrafo_20_predeter."><text:span text:style-name="T4"><text:tab/><text:tab/><text:tab/><text:tab/></text:span></text:span><text:span text:style-name="Fuente_20_de_20_párrafo_20_predeter."><text:span text:style-name="T11">ref!(Mem.tsh[id.lex].tipo, Mem.tsh)</text:span></text:span></text:p>
      <text:p text:style-name="Standard"><text:span text:style-name="Fuente_20_de_20_párrafo_20_predeter."><text:span text:style-name="T11"><text:tab/><text:tab/><text:tab/></text:span></text:span><text:span text:style-name="Fuente_20_de_20_párrafo_20_predeter."><text:span text:style-name="T4">sino </text:span></text:span></text:p>
      <text:p text:style-name="Standard"><text:span text:style-name="Fuente_20_de_20_párrafo_20_predeter."><text:span text:style-name="T4"><text:tab/><text:tab/><text:tab/><text:tab/>&lt;t:error&gt;</text:span></text:span></text:p>
      <text:p text:style-name="P7"><text:soft-page-break/><text:tab/><text:tab/>sino </text:p>
      <text:p text:style-name="P7"><text:tab/><text:tab/><text:tab/>&lt;t:error&gt;<text:tab/></text:p>
      <text:p text:style-name="P7"><text:bookmark-end text:name="__DdeLink__14738_1844718597"/></text:p>
      <text:p text:style-name="P6">Mem → Mem^</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puntero</text:span></text:span></text:p>
      <text:p text:style-name="Standard"><text:span text:style-name="Fuente_20_de_20_párrafo_20_predeter."><text:span text:style-name="T4"><text:tab/><text:tab/><text:tab/></text:span></text:span><text:span text:style-name="Fuente_20_de_20_párrafo_20_predeter."><text:span text:style-name="T11">ref!(Mem1.tipo.tbase ,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Mem1.tsh<text:tab/>= Mem0.tsh</text:p>
      <text:p text:style-name="P7"/>
      <text:p text:style-name="P6">Mem → Mem[Expresion]</text:p>
      <text:p text:style-name="Standard"><text:span text:style-name="Fuente_20_de_20_párrafo_20_predeter."><text:span text:style-name="T3"><text:tab/></text:span></text:span><text:span text:style-name="Fuente_20_de_20_párrafo_20_predeter."><text:span text:style-name="T4">Mem0.tipo <text:tab/>=</text:span></text:span></text:p>
      <text:p text:style-name="Standard"><text:span text:style-name="Fuente_20_de_20_párrafo_20_predeter."><text:span text:style-name="T4"><text:tab/><text:tab/>si Mem1.tipo.t =array </text:span></text:span><text:span text:style-name="Fuente_20_de_20_párrafo_20_predeter."><text:span text:style-name="T6">∧</text:span></text:span><text:span text:style-name="Fuente_20_de_20_párrafo_20_predeter."><text:span text:style-name="T4"> Expresion.tipo.t = natural</text:span></text:span></text:p>
      <text:p text:style-name="Standard"><text:span text:style-name="Fuente_20_de_20_párrafo_20_predeter."><text:span text:style-name="T4"><text:tab/><text:tab/><text:tab/></text:span></text:span><text:span text:style-name="Fuente_20_de_20_párrafo_20_predeter."><text:span text:style-name="T11">ref!(Mem1.tipo.tbase,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Expresion.tsh = Mem.tsh</text:p>
      <text:p text:style-name="P7"/>
      <text:p text:style-name="P6">Mem → Mem.id</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rec</text:span></text:span></text:p>
      <text:p text:style-name="P7"><text:tab/><text:tab/><text:tab/>si campo?(Mem1.tipo.campos, id.lex)</text:p>
      <text:p text:style-name="P7"><text:tab/><text:tab/><text:tab/><text:tab/>ref!(Mem1.tipo.campos[id.lex].tipo, Mem0.tsh)</text:p>
      <text:p text:style-name="P7"><text:tab/><text:tab/><text:tab/>sino &lt;t:error&gt;</text:p>
      <text:p text:style-name="P7"><text:tab/><text:tab/>sino &lt;t:error&gt;<text:bookmark-end text:name="__DdeLink__12477_1948327631"/></text:p>
      <text:p text:style-name="P7"/>
      <text:p text:style-name="P6"><text:bookmark-start text:name="__DdeLink__12480_1948327631"/>Expresión → ExpresiónNiv1 OpNiv0 ExpresiónNiv1</text:p>
      <text:p text:style-name="P7"><text:tab/>Expresion.tipo <text:tab/><text:tab/>=</text:p>
      <text:p text:style-name="Standard"><text:span text:style-name="Fuente_20_de_20_párrafo_20_predeter."><text:span text:style-name="T4"><text:tab/><text:tab/>si<text:tab/>(ExpresionNiv1</text:span></text:span><text:span text:style-name="Fuente_20_de_20_párrafo_20_predeter."><text:span text:style-name="T20">o</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1</text:span></text:span><text:span text:style-name="Fuente_20_de_20_párrafo_20_predeter."><text:span text:style-name="T20">1</text:span></text:span><text:span text:style-name="Fuente_20_de_20_párrafo_20_predeter."><text:span text:style-name="T4">.tipo = &lt;t:error&gt;) v <text:tab/><text:tab/><text:tab/><text:tab/><text:tab/><text:tab/><text:tab/>(ExpresionNiv1</text:span></text:span><text:span text:style-name="Fuente_20_de_20_párrafo_20_predeter."><text:span text:style-name="T20">o</text:span></text:span><text:span text:style-name="Fuente_20_de_20_párrafo_20_predeter."><text:span text:style-name="T4">.tipo = &lt;t:character&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20">1</text:span></text:span><text:span text:style-name="Fuente_20_de_20_párrafo_20_predeter."><text:span text:style-name="T4">.tipo =/= &lt;t:character&gt;) v</text:span></text:span></text:p>
      <text:p text:style-name="Standard"><text:span text:style-name="Fuente_20_de_20_párrafo_20_predeter."><text:span text:style-name="T4"><text:tab/><text:tab/><text:tab/>(ExpresionNiv1</text:span></text:span><text:span text:style-name="Fuente_20_de_20_párrafo_20_predeter."><text:span text:style-name="T20">o</text:span></text:span><text:span text:style-name="Fuente_20_de_20_párrafo_20_predeter."><text:span text:style-name="T4">.tipo =/= &lt;t:character&gt; </text:span></text:span><text:span text:style-name="Fuente_20_de_20_párrafo_20_predeter."><text:span text:style-name="T7">٨ <text:tab/><text:tab/><text:tab/><text:tab/><text:tab/><text:tab/><text:tab/></text:span></text:span><text:span text:style-name="Fuente_20_de_20_párrafo_20_predeter."><text:span text:style-name="T4">ExpresionNiv1</text:span></text:span><text:span text:style-name="Fuente_20_de_20_párrafo_20_predeter."><text:span text:style-name="T20">1</text:span></text:span><text:span text:style-name="Fuente_20_de_20_párrafo_20_predeter."><text:span text:style-name="T4">.tipo = &lt;t:character&gt;) v</text:span></text:span></text:p>
      <text:p text:style-name="Standard"><text:span text:style-name="Fuente_20_de_20_párrafo_20_predeter."><text:span text:style-name="T4"><text:tab/> <text:tab/><text:tab/>(ExpresionNiv1</text:span></text:span><text:span text:style-name="Fuente_20_de_20_párrafo_20_predeter."><text:span text:style-name="T20">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20">1</text:span></text:span><text:span text:style-name="Fuente_20_de_20_párrafo_20_predeter."><text:span text:style-name="T4">.tipo =/= &lt;t:boolean&gt;) v</text:span></text:span></text:p>
      <text:p text:style-name="Standard"><text:span text:style-name="Fuente_20_de_20_párrafo_20_predeter."><text:span text:style-name="T4"><text:tab/><text:tab/><text:tab/>(ExpresionNiv1</text:span></text:span><text:span text:style-name="Fuente_20_de_20_párrafo_20_predeter."><text:span text:style-name="T20">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20">1</text:span></text:span><text:span text:style-name="Fuente_20_de_20_párrafo_20_predeter."><text:span text:style-name="T4">.tipo = &lt;t:boolean&gt;))</text:span></text:span></text:p>
      <text:p text:style-name="Standard"><text:span text:style-name="Fuente_20_de_20_párrafo_20_predeter."><text:span text:style-name="T4"><text:tab/><text:tab/><text:tab/><text:tab/>&lt;t:error&gt;</text:span></text:span></text:p>
      <text:p text:style-name="P7"><text:tab/><text:tab/>sino <text:s text:c="3"/><text:tab/><text:tab/></text:p>
      <text:p text:style-name="Standard"><text:span text:style-name="Fuente_20_de_20_párrafo_20_predeter."><text:span text:style-name="T4"><text:tab/><text:tab/><text:tab/>&lt;t:boolean&gt;</text:span></text:span></text:p>
      <text:p text:style-name="Standard"><text:span text:style-name="Fuente_20_de_20_párrafo_20_predeter."><text:span text:style-name="T4"><text:tab/>ExpresionNiv1</text:span></text:span><text:span text:style-name="Fuente_20_de_20_párrafo_20_predeter."><text:span text:style-name="T20">1</text:span></text:span><text:span text:style-name="Fuente_20_de_20_párrafo_20_predeter."><text:span text:style-name="T4">.tsh <text:tab/>= ExpresionNiv1</text:span></text:span><text:span text:style-name="Fuente_20_de_20_párrafo_20_predeter."><text:span text:style-name="T20">o</text:span></text:span><text:span text:style-name="Fuente_20_de_20_párrafo_20_predeter."><text:span text:style-name="T4">.tsh <text:s/>= Expresion.tsh</text:span></text:span></text:p>
      <text:p text:style-name="Standard"><text:span text:style-name="Fuente_20_de_20_párrafo_20_predeter."><text:span text:style-name="T4"><text:tab/>Expresion.modo <text:tab/><text:tab/>= val</text:span></text:span></text:p>
      <text:p text:style-name="Standard"><text:span text:style-name="Fuente_20_de_20_párrafo_20_predeter."><text:span text:style-name="T4"/></text:span></text:p>
      <text:p text:style-name="P6">Expresión → ExpresiónNiv1</text:p>
      <text:p text:style-name="Standard"><text:span text:style-name="Fuente_20_de_20_párrafo_20_predeter."><text:span text:style-name="T3"><text:tab/></text:span></text:span><text:span text:style-name="Fuente_20_de_20_párrafo_20_predeter."><text:span text:style-name="T4">Expresion.tipo <text:tab/><text:tab/>= ExpresionNiv1.tipo</text:span></text:span></text:p>
      <text:p text:style-name="P7"><text:tab/>ExpresionNiv1.tsh <text:tab/>= Expresion.tsh</text:p>
      <text:p text:style-name="P7"><text:tab/>Expresion.modo <text:tab/><text:tab/>= ExpresionNiv1.modo</text:p>
      <text:p text:style-name="P7"><text:bookmark-end text:name="__DdeLink__12480_1948327631"/></text:p>
      <text:p text:style-name="P6"><text:bookmark-start text:name="__DdeLink__12482_1948327631"/><text:bookmark-start text:name="__DdeLink__12483_1948327631"/><text:soft-page-break/>ExpresiónNiv1 → ExpresiónNiv1 OpNiv1 ExpresiónNiv2</text:p>
      <text:p text:style-name="Standard"><text:span text:style-name="Fuente_20_de_20_párrafo_20_predeter."><text:span text:style-name="T3"><text:tab/></text:span></text:span><text:span text:style-name="Fuente_20_de_20_párrafo_20_predeter."><text:span text:style-name="T4">ExpresionNiv1</text:span></text:span><text:span text:style-name="Fuente_20_de_20_párrafo_20_predeter."><text:span text:style-name="T20">o</text:span></text:span><text:span text:style-name="Fuente_20_de_20_párrafo_20_predeter."><text:span text:style-name="T4">.tipo <text:tab/>=</text:span></text:span></text:p>
      <text:p text:style-name="Standard"><text:span text:style-name="Fuente_20_de_20_párrafo_20_predeter."><text:span text:style-name="T4"><text:tab/><text:tab/>si <text:tab/>(ExpresionNiv1</text:span></text:span><text:span text:style-name="Fuente_20_de_20_párrafo_20_predeter."><text:span text:style-name="T20">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2.tipo = &lt;t:erro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20">1</text:span></text:span><text:span text:style-name="Fuente_20_de_20_párrafo_20_predeter."><text:span text:style-name="T4">.tipo = &lt;t:character&gt; </text:span></text:span><text:span text:style-name="Fuente_20_de_20_párrafo_20_predeter."><text:span text:style-name="T7">v</text:span></text:span><text:span text:style-name="Fuente_20_de_20_párrafo_20_predeter."><text:span text:style-name="T4"> </text:span></text:span></text:p>
      <text:p text:style-name="Standard"><text:span text:style-name="Fuente_20_de_20_párrafo_20_predeter."><text:span text:style-name="T4"><text:tab/><text:tab/><text:tab/>ExpresionNiv2.tipo =/= &lt;t:characte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20">1</text:span></text:span><text:span text:style-name="Fuente_20_de_20_párrafo_20_predeter."><text:span text:style-name="T4">.tipo = &lt;t:boolean&gt; </text:span></text:span><text:bookmark-start text:name="__DdeLink__14754_1844718597"/><text:span text:style-name="Fuente_20_de_20_párrafo_20_predeter."><text:span text:style-name="T7">٨</text:span></text:span><text:bookmark-end text:name="__DdeLink__14754_1844718597"/><text:span text:style-name="Fuente_20_de_20_párrafo_20_predeter."><text:span text:style-name="T7">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 v</text:span></text:span></text:p>
      <text:p text:style-name="Standard"><text:span text:style-name="Fuente_20_de_20_párrafo_20_predeter."><text:span text:style-name="T4"><text:tab/> <text:s text:c="7"/><text:tab/>(ExpresionNiv1</text:span></text:span><text:span text:style-name="Fuente_20_de_20_párrafo_20_predeter."><text:span text:style-name="T20">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lt;t:error&gt;</text:span></text:span></text:p>
      <text:p text:style-name="P7"><text:tab/><text:tab/>sino </text:p>
      <text:p text:style-name="P7"><text:tab/><text:tab/><text:tab/>case (OpNiv1.op)</text:p>
      <text:p text:style-name="P7"><text:tab/><text:tab/><text:tab/><text:tab/>suma,resta:</text:p>
      <text:p text:style-name="Standard"><text:span text:style-name="Fuente_20_de_20_párrafo_20_predeter."><text:span text:style-name="T4"><text:tab/><text:tab/><text:tab/> <text:s text:c="8"/><text:tab/>si <text:tab/>(ExpresionNiv1</text:span></text:span><text:span text:style-name="Fuente_20_de_20_párrafo_20_predeter."><text:span text:style-name="T20">1</text:span></text:span><text:span text:style-name="Fuente_20_de_20_párrafo_20_predeter."><text:span text:style-name="T4">.tipo=&lt;t:float&gt; v <text:tab/><text:tab/><text:tab/><text:tab/><text:tab/><text:tab/><text:tab/><text:tab/>ExpresionNiv2.tipo = &lt;t:float&gt;)</text:span></text:span></text:p>
      <text:p text:style-name="Standard"><text:span text:style-name="Fuente_20_de_20_párrafo_20_predeter."><text:span text:style-name="T4"><text:tab/><text:tab/><text:tab/><text:tab/><text:tab/><text:tab/>&lt;t:float&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20">1</text:span></text:span><text:span text:style-name="Fuente_20_de_20_párrafo_20_predeter."><text:span text:style-name="T4">.tipo = &lt;t:integer&gt; v <text:tab/><text:tab/><text:tab/><text:tab/><text:tab/><text:tab/><text:tab/>ExpresionNiv2.tipo = &lt;t:integer&gt;)</text:span></text:span></text:p>
      <text:p text:style-name="Standard"><text:span text:style-name="Fuente_20_de_20_párrafo_20_predeter."><text:span text:style-name="T4"><text:tab/><text:tab/><text:tab/><text:tab/> <text:tab/><text:tab/><text:tab/>&lt;t:integer&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20">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2.tipo = &lt;t:natural&gt;)</text:span></text:span></text:p>
      <text:p text:style-name="Standard"><text:span text:style-name="Fuente_20_de_20_párrafo_20_predeter."><text:span text:style-name="T4"><text:tab/><text:tab/><text:tab/><text:tab/><text:tab/> <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o: <text:s/></text:p>
      <text:p text:style-name="Standard"><text:span text:style-name="Fuente_20_de_20_párrafo_20_predeter."><text:span text:style-name="T4"><text:tab/><text:tab/><text:tab/> <text:s text:c="8"/><text:tab/>si <text:tab/>(ExpresionNiv1</text:span></text:span><text:span text:style-name="Fuente_20_de_20_párrafo_20_predeter."><text:span text:style-name="T20">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 <text:s text:c="3"/><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or:</text:span></text:span></text:p>
      <text:p text:style-name="Standard"><text:span text:style-name="Fuente_20_de_20_párrafo_20_predeter."><text:span text:style-name="T4"><text:tab/><text:tab/><text:tab/><text:tab/><text:tab/></text:span></text:span><text:span text:style-name="Fuente_20_de_20_párrafo_20_predeter."><text:span text:style-name="T26">si <text:tab/>(ExpresionNiv1</text:span></text:span><text:span text:style-name="Fuente_20_de_20_párrafo_20_predeter."><text:span text:style-name="T28">1</text:span></text:span><text:span text:style-name="Fuente_20_de_20_párrafo_20_predeter."><text:span text:style-name="T26">.tipo = &lt;t:boolean&gt; </text:span></text:span><text:span text:style-name="Fuente_20_de_20_párrafo_20_predeter."><text:span text:style-name="T27">٨ <text:tab/><text:tab/><text:tab/><text:tab/><text:tab/><text:tab/><text:tab/></text:span></text:span><text:span text:style-name="Fuente_20_de_20_párrafo_20_predeter."><text:span text:style-name="T26">ExpresionNiv2.tipo = &lt;t:boolean&gt;)</text:span></text:span></text:p>
      <text:p text:style-name="Standard"><text:span text:style-name="Fuente_20_de_20_párrafo_20_predeter."><text:span text:style-name="T26"><text:tab/><text:tab/><text:tab/><text:tab/><text:tab/><text:tab/>&lt;t:boolean&gt;</text:span></text:span></text:p>
      <text:p text:style-name="Standard"><text:span text:style-name="Fuente_20_de_20_párrafo_20_predeter."><text:span text:style-name="T26"><text:tab/><text:tab/><text:tab/><text:tab/><text:tab/>sino </text:span></text:span></text:p>
      <text:p text:style-name="Standard"><text:span text:style-name="Fuente_20_de_20_párrafo_20_predeter."><text:span text:style-name="T26"><text:tab/><text:tab/><text:tab/><text:tab/><text:tab/><text:tab/>&lt;t:error&gt;</text:span></text:span></text:p>
      <text:p text:style-name="Standard"><text:span text:style-name="Fuente_20_de_20_párrafo_20_predeter."><text:span text:style-name="T4"><text:tab/>ExpresionNiv2.tsh <text:tab/>= ExpresionNiv1</text:span></text:span><text:span text:style-name="Fuente_20_de_20_párrafo_20_predeter."><text:span text:style-name="T20">1</text:span></text:span><text:span text:style-name="Fuente_20_de_20_párrafo_20_predeter."><text:span text:style-name="T4">.tsh = ExpresionNiv1</text:span></text:span><text:span text:style-name="Fuente_20_de_20_párrafo_20_predeter."><text:span text:style-name="T20">o</text:span></text:span><text:span text:style-name="Fuente_20_de_20_párrafo_20_predeter."><text:span text:style-name="T4">.tsh</text:span></text:span></text:p>
      <text:p text:style-name="Standard"><text:span text:style-name="Fuente_20_de_20_párrafo_20_predeter."><text:span text:style-name="T4"><text:tab/>ExpresionNiv1.modo <text:tab/>= val</text:span></text:span></text:p>
      <text:p text:style-name="Standard"><text:span text:style-name="Fuente_20_de_20_párrafo_20_predeter."><text:span text:style-name="T4"/></text:span></text:p>
      <text:p text:style-name="P6">ExpresiónNiv1 → ExpresiónNiv2</text:p>
      <text:p text:style-name="Standard"><text:span text:style-name="Fuente_20_de_20_párrafo_20_predeter."><text:span text:style-name="T3"><text:tab/></text:span></text:span><text:span text:style-name="Fuente_20_de_20_párrafo_20_predeter."><text:span text:style-name="T4">ExpresionNiv1.tipo <text:tab/>= ExpresionNiv2.tipo</text:span></text:span></text:p>
      <text:p text:style-name="P7"><text:tab/>ExpresionNiv2.tsh <text:tab/>= ExpresionNiv1.tsh</text:p>
      <text:p text:style-name="P7"><text:tab/>ExpresionNiv1.modo <text:tab/>= ExpresionNiv2.modo</text:p>
      <text:p text:style-name="P7"/>
      <text:p text:style-name="P6">ExpresiónNiv2 → ExpresiónNiv2 OpNiv2 ExpresiónNiv3</text:p>
      <text:p text:style-name="Standard"><text:span text:style-name="Fuente_20_de_20_párrafo_20_predeter."><text:span text:style-name="T3"><text:tab/></text:span></text:span><text:span text:style-name="Fuente_20_de_20_párrafo_20_predeter."><text:span text:style-name="T4">ExpresionNiv2</text:span></text:span><text:span text:style-name="Fuente_20_de_20_párrafo_20_predeter."><text:span text:style-name="T20">o</text:span></text:span><text:span text:style-name="Fuente_20_de_20_párrafo_20_predeter."><text:span text:style-name="T4">.tipo <text:tab/>=</text:span></text:span></text:p>
      <text:p text:style-name="Standard"><text:span text:style-name="Fuente_20_de_20_párrafo_20_predeter."><text:span text:style-name="T4"><text:tab/><text:tab/>si <text:tab/>(ExpresionNiv2</text:span></text:span><text:span text:style-name="Fuente_20_de_20_párrafo_20_predeter."><text:span text:style-name="T20">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3.tipo = &lt;t:error&gt; v</text:span></text:span></text:p>
      <text:p text:style-name="Standard"><text:soft-page-break/><text:span text:style-name="Fuente_20_de_20_párrafo_20_predeter."><text:span text:style-name="T4"><text:s text:c="16"/><text:tab/>ExpresionNiv2</text:span></text:span><text:span text:style-name="Fuente_20_de_20_párrafo_20_predeter."><text:span text:style-name="T20">1</text:span></text:span><text:span text:style-name="Fuente_20_de_20_párrafo_20_predeter."><text:span text:style-name="T4">.tipo = &lt;t:character&gt; v </text:span></text:span></text:p>
      <text:p text:style-name="Standard"><text:span text:style-name="Fuente_20_de_20_párrafo_20_predeter."><text:span text:style-name="T4"><text:tab/><text:tab/><text:tab/>ExpresionNiv3.tipo = &lt;t:character&gt; v</text:span></text:span></text:p>
      <text:p text:style-name="Standard"><text:span text:style-name="Fuente_20_de_20_párrafo_20_predeter."><text:span text:style-name="T4"><text:tab/><text:tab/> <text:s text:c="2"/><text:tab/>(ExpresionNiv2</text:span></text:span><text:span text:style-name="Fuente_20_de_20_párrafo_20_predeter."><text:span text:style-name="T20">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 v</text:span></text:span></text:p>
      <text:p text:style-name="Standard"><text:span text:style-name="Fuente_20_de_20_párrafo_20_predeter."><text:span text:style-name="T4"><text:tab/><text:tab/> <text:s text:c="3"/><text:tab/>(ExpresionNiv2</text:span></text:span><text:span text:style-name="Fuente_20_de_20_párrafo_20_predeter."><text:span text:style-name="T20">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 <text:s text:c="4"/><text:tab/>&lt;t:error&gt;</text:span></text:span></text:p>
      <text:p text:style-name="P7"><text:tab/><text:tab/>sino </text:p>
      <text:p text:style-name="P7"><text:tab/><text:tab/><text:tab/>case (OpNiv2.op)</text:p>
      <text:p text:style-name="P7"><text:tab/><text:tab/><text:tab/><text:tab/>multiplica,divide:</text:p>
      <text:p text:style-name="Standard"><text:span text:style-name="Fuente_20_de_20_párrafo_20_predeter."><text:span text:style-name="T4"><text:tab/><text:tab/><text:tab/> <text:s text:c="8"/><text:tab/>si <text:tab/>(ExpresionNiv2</text:span></text:span><text:span text:style-name="Fuente_20_de_20_párrafo_20_predeter."><text:span text:style-name="T20">1</text:span></text:span><text:span text:style-name="Fuente_20_de_20_párrafo_20_predeter."><text:span text:style-name="T4">.tipo=&lt;t:float&gt; v <text:tab/><text:tab/><text:tab/><text:tab/><text:tab/><text:tab/><text:tab/><text:tab/>ExpresionNiv3.tipo = &lt;t:float&gt;)</text:span></text:span></text:p>
      <text:p text:style-name="Standard"><text:span text:style-name="Fuente_20_de_20_párrafo_20_predeter."><text:span text:style-name="T4"><text:tab/><text:tab/><text:tab/><text:tab/> <text:s text:c="2"/><text:tab/> <text:tab/>&lt;t:float&gt;</text:span></text:span></text:p>
      <text:p text:style-name="Standard"><text:span text:style-name="Fuente_20_de_20_párrafo_20_predeter."><text:span text:style-name="T4"><text:tab/><text:tab/><text:tab/> <text:s text:c="8"/><text:tab/>sino<text:tab/>si <text:tab/>(ExpresionNiv2</text:span></text:span><text:span text:style-name="Fuente_20_de_20_párrafo_20_predeter."><text:span text:style-name="T20">1</text:span></text:span><text:span text:style-name="Fuente_20_de_20_párrafo_20_predeter."><text:span text:style-name="T4">.tipo =&lt;t:integer&gt; v <text:tab/><text:tab/><text:tab/><text:tab/><text:tab/><text:tab/><text:tab/>ExpresionNiv3.tipo = &lt;t:integer&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7"/><text:tab/>sino <text:tab/>si <text:tab/>(ExpresionNiv2</text:span></text:span><text:span text:style-name="Fuente_20_de_20_párrafo_20_predeter."><text:span text:style-name="T20">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3.tipo=&lt;t:natural&gt;)</text:span></text:span></text:p>
      <text:p text:style-name="Standard"><text:span text:style-name="Fuente_20_de_20_párrafo_20_predeter."><text:span text:style-name="T4"><text:tab/><text:tab/><text:tab/><text:tab/> <text:s/><text:tab/><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modulo:</text:p>
      <text:p text:style-name="Standard"><text:span text:style-name="Fuente_20_de_20_párrafo_20_predeter."><text:span text:style-name="T4"><text:tab/><text:tab/><text:tab/> <text:s text:c="8"/><text:tab/>si <text:tab/>(ExpresionNiv3.tipo = &lt;t:natural&gt; ٨</text:span></text:span></text:p>
      <text:p text:style-name="Standard"><text:span text:style-name="Fuente_20_de_20_párrafo_20_predeter."><text:span text:style-name="T4"><text:tab/><text:tab/><text:tab/><text:tab/><text:tab/><text:tab/>(ExpresionNiv2</text:span></text:span><text:span text:style-name="Fuente_20_de_20_párrafo_20_predeter."><text:span text:style-name="T20">1</text:span></text:span><text:span text:style-name="Fuente_20_de_20_párrafo_20_predeter."><text:span text:style-name="T4">.tipo=&lt;t:natural&gt; v <text:tab/><text:tab/><text:tab/><text:tab/><text:tab/><text:tab/><text:tab/><text:tab/>ExpresionNiv2</text:span></text:span><text:span text:style-name="Fuente_20_de_20_párrafo_20_predeter."><text:span text:style-name="T20">1</text:span></text:span><text:span text:style-name="Fuente_20_de_20_párrafo_20_predeter."><text:span text:style-name="T4">.tipo=&lt;t:integer&gt;))<text:tab/></text:span></text:span></text:p>
      <text:p text:style-name="Standard"><text:span text:style-name="Fuente_20_de_20_párrafo_20_predeter."><text:span text:style-name="T4"><text:tab/><text:tab/><text:tab/><text:tab/> <text:s text:c="5"/><text:tab/>ExpresionNiv2</text:span></text:span><text:span text:style-name="Fuente_20_de_20_párrafo_20_predeter."><text:span text:style-name="T20">1</text:span></text:span><text:span text:style-name="Fuente_20_de_20_párrafo_20_predeter."><text:span text:style-name="T4">.tipo</text:span></text:span></text:p>
      <text:p text:style-name="Standard"><text:span text:style-name="Fuente_20_de_20_párrafo_20_predeter."><text:span text:style-name="T4"><text:tab/><text:tab/><text:tab/> <text:s text:c="8"/><text:tab/>sino <text:s/></text:span></text:span></text:p>
      <text:p text:style-name="Standard"><text:span text:style-name="Fuente_20_de_20_párrafo_20_predeter."><text:span text:style-name="T4"><text:tab/><text:tab/><text:tab/><text:tab/><text:tab/> <text:s text:c="2"/><text:tab/>&lt;t:error&gt;</text:span></text:span></text:p>
      <text:p text:style-name="P7"><text:tab/><text:tab/><text:tab/><text:tab/>y: <text:s/></text:p>
      <text:p text:style-name="Standard"><text:span text:style-name="Fuente_20_de_20_párrafo_20_predeter."><text:span text:style-name="T4"><text:tab/><text:tab/><text:tab/> <text:s text:c="8"/><text:tab/>si <text:tab/>(ExpresionNiv2</text:span></text:span><text:span text:style-name="Fuente_20_de_20_párrafo_20_predeter."><text:span text:style-name="T20">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text:tab/><text:tab/><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and:</text:span></text:span></text:p>
      <text:p text:style-name="Standard"><text:span text:style-name="Fuente_20_de_20_párrafo_20_predeter."><text:span text:style-name="T4"><text:tab/><text:tab/><text:tab/><text:tab/><text:tab/></text:span></text:span><text:span text:style-name="Fuente_20_de_20_párrafo_20_predeter."><text:span text:style-name="T26">si <text:tab/>(ExpresionNiv2</text:span></text:span><text:span text:style-name="Fuente_20_de_20_párrafo_20_predeter."><text:span text:style-name="T28">1</text:span></text:span><text:span text:style-name="Fuente_20_de_20_párrafo_20_predeter."><text:span text:style-name="T26">.tipo = &lt;t:boolean&gt; </text:span></text:span><text:span text:style-name="Fuente_20_de_20_párrafo_20_predeter."><text:span text:style-name="T27">٨ <text:tab/><text:tab/><text:tab/><text:tab/><text:tab/><text:tab/><text:tab/></text:span></text:span><text:span text:style-name="Fuente_20_de_20_párrafo_20_predeter."><text:span text:style-name="T26">ExpresionNiv3.tipo = &lt;t:boolean&gt;)</text:span></text:span></text:p>
      <text:p text:style-name="Standard"><text:span text:style-name="Fuente_20_de_20_párrafo_20_predeter."><text:span text:style-name="T26"><text:tab/><text:tab/><text:tab/><text:tab/><text:tab/><text:tab/>&lt;t:boolean&gt;</text:span></text:span></text:p>
      <text:p text:style-name="Standard"><text:span text:style-name="Fuente_20_de_20_párrafo_20_predeter."><text:span text:style-name="T26"><text:tab/><text:tab/><text:tab/><text:tab/><text:tab/>sino <text:tab/></text:span></text:span></text:p>
      <text:p text:style-name="Standard"><text:span text:style-name="Fuente_20_de_20_párrafo_20_predeter."><text:span text:style-name="T26"><text:tab/><text:tab/><text:tab/><text:tab/><text:tab/><text:tab/>&lt;t:error&gt;</text:span></text:span></text:p>
      <text:p text:style-name="Standard"><text:span text:style-name="Fuente_20_de_20_párrafo_20_predeter."><text:span text:style-name="T4"><text:tab/><text:tab/><text:tab/><text:tab/><text:tab/></text:span></text:span></text:p>
      <text:p text:style-name="Standard"><text:span text:style-name="Fuente_20_de_20_párrafo_20_predeter."><text:span text:style-name="T4"><text:tab/>ExpresionNiv3.tsh <text:tab/>= ExpresionNiv2</text:span></text:span><text:span text:style-name="Fuente_20_de_20_párrafo_20_predeter."><text:span text:style-name="T20">1</text:span></text:span><text:span text:style-name="Fuente_20_de_20_párrafo_20_predeter."><text:span text:style-name="T4">.tsh = ExpresionNiv2</text:span></text:span><text:span text:style-name="Fuente_20_de_20_párrafo_20_predeter."><text:span text:style-name="T20">o</text:span></text:span><text:span text:style-name="Fuente_20_de_20_párrafo_20_predeter."><text:span text:style-name="T4">.tsh</text:span></text:span></text:p>
      <text:p text:style-name="Standard"><text:span text:style-name="Fuente_20_de_20_párrafo_20_predeter."><text:span text:style-name="T4"><text:tab/>ExpresionNiv2.modo <text:tab/>= val</text:span></text:span></text:p>
      <text:p text:style-name="P11"/>
      <text:p text:style-name="P6">ExpresiónNiv2 → ExpresiónNiv3</text:p>
      <text:p text:style-name="Standard"><text:span text:style-name="Fuente_20_de_20_párrafo_20_predeter."><text:span text:style-name="T3"><text:tab/></text:span></text:span><text:span text:style-name="Fuente_20_de_20_párrafo_20_predeter."><text:span text:style-name="T4">ExpresionNiv2.tipo <text:tab/>= ExpresionNiv3.tipo</text:span></text:span></text:p>
      <text:p text:style-name="P7"><text:tab/>ExpresionNiv3.tsh <text:tab/>= ExpresionNiv2.tsh</text:p>
      <text:p text:style-name="P7"><text:tab/>ExpresionNiv2.modo <text:tab/>= ExpresionNiv3.modo</text:p>
      <text:p text:style-name="P7"/>
      <text:p text:style-name="P6"><text:soft-page-break/>ExpresiónNiv3 → ExpresionNiv4 OpNiv3 ExpresiónNiv3</text:p>
      <text:p text:style-name="Standard"><text:span text:style-name="Fuente_20_de_20_párrafo_20_predeter."><text:span text:style-name="T3"><text:tab/></text:span></text:span><text:span text:style-name="Fuente_20_de_20_párrafo_20_predeter."><text:span text:style-name="T4">ExpresionNiv3</text:span></text:span><text:span text:style-name="Fuente_20_de_20_párrafo_20_predeter."><text:span text:style-name="T20">o</text:span></text:span><text:span text:style-name="Fuente_20_de_20_párrafo_20_predeter."><text:span text:style-name="T4">.tipo <text:tab/>=</text:span></text:span></text:p>
      <text:p text:style-name="Standard"><text:span text:style-name="Fuente_20_de_20_párrafo_20_predeter."><text:span text:style-name="T4"><text:tab/><text:tab/>si <text:tab/>(ExpresionNiv4.tipo = &lt;t:error&gt; v </text:span></text:span></text:p>
      <text:p text:style-name="Standard"><text:span text:style-name="Fuente_20_de_20_párrafo_20_predeter."><text:span text:style-name="T4"><text:tab/><text:tab/><text:tab/>ExpresionNiv3</text:span></text:span><text:span text:style-name="Fuente_20_de_20_párrafo_20_predeter."><text:span text:style-name="T20">1</text:span></text:span><text:span text:style-name="Fuente_20_de_20_párrafo_20_predeter."><text:span text:style-name="T4">.tipo = &lt;t:error&gt; v</text:span></text:span></text:p>
      <text:p text:style-name="Standard"><text:span text:style-name="Fuente_20_de_20_párrafo_20_predeter."><text:span text:style-name="T4"><text:s text:c="16"/><text:tab/>ExpresionNiv4.tipo =/= &lt;t:natural&gt; v </text:span></text:span></text:p>
      <text:p text:style-name="Standard"><text:span text:style-name="Fuente_20_de_20_párrafo_20_predeter."><text:span text:style-name="T4"><text:tab/><text:tab/><text:tab/>ExpresionNiv3</text:span></text:span><text:span text:style-name="Fuente_20_de_20_párrafo_20_predeter."><text:span text:style-name="T20">1</text:span></text:span><text:span text:style-name="Fuente_20_de_20_párrafo_20_predeter."><text:span text:style-name="T4">.tipo =/= &lt;t:natural&gt;)</text:span></text:span></text:p>
      <text:p text:style-name="Standard"><text:span text:style-name="Fuente_20_de_20_párrafo_20_predeter."><text:span text:style-name="T4"><text:tab/><text:tab/> <text:s text:c="6"/><text:tab/>&lt;t:error&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natural&gt;</text:span></text:span></text:p>
      <text:p text:style-name="Standard"><text:span text:style-name="Fuente_20_de_20_párrafo_20_predeter."><text:span text:style-name="T4"><text:tab/>ExpresionNiv4.tsh <text:tab/>= ExpresionNiv3</text:span></text:span><text:span text:style-name="Fuente_20_de_20_párrafo_20_predeter."><text:span text:style-name="T20">1</text:span></text:span><text:span text:style-name="Fuente_20_de_20_párrafo_20_predeter."><text:span text:style-name="T4">.tsh = ExpresionNiv3</text:span></text:span><text:span text:style-name="Fuente_20_de_20_párrafo_20_predeter."><text:span text:style-name="T20">o</text:span></text:span><text:span text:style-name="Fuente_20_de_20_párrafo_20_predeter."><text:span text:style-name="T4">.tsh</text:span></text:span></text:p>
      <text:p text:style-name="Standard"><text:span text:style-name="Fuente_20_de_20_párrafo_20_predeter."><text:span text:style-name="T4"><text:tab/>ExpresionNiv3.modo <text:tab/>= val</text:span></text:span></text:p>
      <text:p text:style-name="Standard"><text:span text:style-name="Fuente_20_de_20_párrafo_20_predeter."><text:span text:style-name="T4"/></text:span></text:p>
      <text:p text:style-name="P6">ExpresiónNiv3 → ExpresiónNiv4</text:p>
      <text:p text:style-name="Standard"><text:span text:style-name="Fuente_20_de_20_párrafo_20_predeter."><text:span text:style-name="T3"><text:tab/></text:span></text:span><text:span text:style-name="Fuente_20_de_20_párrafo_20_predeter."><text:span text:style-name="T4">ExpresionNiv3.tipo <text:tab/>= ExpresionNiv4.tipo</text:span></text:span></text:p>
      <text:p text:style-name="P7"><text:tab/>ExpresionNiv4.tsh <text:s/><text:tab/>= ExpresionNiv3.tsh</text:p>
      <text:p text:style-name="P7"><text:tab/>ExpresionNiv3.modo <text:tab/>= ExpresionNiv4.modo</text:p>
      <text:p text:style-name="P7"><text:bookmark-end text:name="__DdeLink__12482_1948327631"/><text:bookmark-end text:name="__DdeLink__12483_1948327631"/></text:p>
      <text:p text:style-name="P6">ExpresiónNiv4 → OpNiv4 ExpresiónNiv4</text:p>
      <text:p text:style-name="Standard"><text:span text:style-name="Fuente_20_de_20_párrafo_20_predeter."><text:span text:style-name="T3"><text:tab/></text:span></text:span><text:span text:style-name="Fuente_20_de_20_párrafo_20_predeter."><text:span text:style-name="T4">ExpresionNiv4</text:span></text:span><text:span text:style-name="Fuente_20_de_20_párrafo_20_predeter."><text:span text:style-name="T20">o</text:span></text:span><text:span text:style-name="Fuente_20_de_20_párrafo_20_predeter."><text:span text:style-name="T4">.tipo <text:tab/>=</text:span></text:span></text:p>
      <text:p text:style-name="Standard"><text:span text:style-name="Fuente_20_de_20_párrafo_20_predeter."><text:span text:style-name="T4"><text:tab/><text:tab/>si (ExpresionNiv4</text:span></text:span><text:span text:style-name="Fuente_20_de_20_párrafo_20_predeter."><text:span text:style-name="T20">1</text:span></text:span><text:span text:style-name="Fuente_20_de_20_párrafo_20_predeter."><text:span text:style-name="T4">.tipo = &lt;t:error&gt;)</text:span></text:span></text:p>
      <text:p text:style-name="Standard"><text:span text:style-name="Fuente_20_de_20_párrafo_20_predeter."><text:span text:style-name="T4"><text:tab/> <text:s text:c="9"/>&lt;t:error&gt;</text:span></text:span></text:p>
      <text:p text:style-name="P7"><text:tab/><text:tab/>sino </text:p>
      <text:p text:style-name="P7"><text:tab/><text:tab/><text:tab/>case (OpNiv4.op)</text:p>
      <text:p text:style-name="P7"><text:tab/><text:tab/><text:tab/><text:tab/>no:</text:p>
      <text:p text:style-name="Standard"><text:span text:style-name="Fuente_20_de_20_párrafo_20_predeter."><text:span text:style-name="T4"><text:tab/><text:tab/><text:tab/> <text:s text:c="8"/><text:tab/>si (ExpresionNiv4</text:span></text:span><text:span text:style-name="Fuente_20_de_20_párrafo_20_predeter."><text:span text:style-name="T20">1</text:span></text:span><text:span text:style-name="Fuente_20_de_20_párrafo_20_predeter."><text:span text:style-name="T4">.tipo=&lt;t:boolean&gt;)</text:span></text:span></text:p>
      <text:p text:style-name="Standard"><text:span text:style-name="Fuente_20_de_20_párrafo_20_predeter."><text:span text:style-name="T4"><text:tab/><text:tab/><text:tab/><text:tab/> <text:s text:c="2"/><text:tab/><text:tab/>&lt;t:boolean&gt;</text:span></text:span></text:p>
      <text:p text:style-name="Standard"><text:span text:style-name="Fuente_20_de_20_párrafo_20_predeter."><text:span text:style-name="T4"><text:tab/><text:tab/><text:tab/> <text:s text:c="8"/><text:tab/>sino <text:s text:c="2"/></text:span></text:span></text:p>
      <text:p text:style-name="Standard"><text:span text:style-name="Fuente_20_de_20_párrafo_20_predeter."><text:span text:style-name="T4"><text:tab/><text:tab/><text:tab/><text:tab/><text:tab/><text:tab/>&lt;t:error&gt;</text:span></text:span></text:p>
      <text:p text:style-name="P7"><text:tab/><text:tab/><text:tab/><text:tab/>menos:</text:p>
      <text:p text:style-name="Standard"><text:span text:style-name="Fuente_20_de_20_párrafo_20_predeter."><text:span text:style-name="T4"><text:tab/><text:tab/><text:tab/> <text:s text:c="8"/><text:tab/>si (ExpresionNiv4</text:span></text:span><text:span text:style-name="Fuente_20_de_20_párrafo_20_predeter."><text:span text:style-name="T20">1</text:span></text:span><text:span text:style-name="Fuente_20_de_20_párrafo_20_predeter."><text:span text:style-name="T4">.tipo=&lt;t:float&gt;)</text:span></text:span></text:p>
      <text:p text:style-name="Standard"><text:span text:style-name="Fuente_20_de_20_párrafo_20_predeter."><text:span text:style-name="T4"><text:tab/><text:tab/><text:tab/><text:tab/> <text:s text:c="3"/><text:tab/><text:tab/>&lt;t:float&gt;</text:span></text:span></text:p>
      <text:p text:style-name="Standard"><text:span text:style-name="Fuente_20_de_20_párrafo_20_predeter."><text:span text:style-name="T4"><text:tab/><text:tab/><text:tab/> <text:s text:c="8"/><text:tab/>sino <text:tab/>si <text:tab/>(ExpresionNiv4</text:span></text:span><text:span text:style-name="Fuente_20_de_20_párrafo_20_predeter."><text:span text:style-name="T20">1</text:span></text:span><text:span text:style-name="Fuente_20_de_20_párrafo_20_predeter."><text:span text:style-name="T4">.tipo=&lt;t:integer&gt; v </text:span></text:span><text:span text:style-name="Fuente_20_de_20_párrafo_20_predeter."><text:span text:style-name="T4"><text:tab/><text:tab/><text:tab/><text:tab/><text:tab/><text:tab/><text:tab/>ExpresionNiv4</text:span></text:span><text:span text:style-name="Fuente_20_de_20_párrafo_20_predeter."><text:span text:style-name="T20">1</text:span></text:span><text:span text:style-name="Fuente_20_de_20_párrafo_20_predeter."><text:span text:style-name="T4">.tipo = &lt;t:natural&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span></text:span><text:span text:style-name="Fuente_20_de_20_párrafo_20_predeter."><text:span text:style-name="T11">cast-float:</text:span></text:span></text:p>
      <text:p text:style-name="Standard"><text:span text:style-name="Fuente_20_de_20_párrafo_20_predeter."><text:span text:style-name="T11"><text:tab/><text:tab/><text:tab/> <text:s text:c="8"/><text:tab/>si (ExpresionNiv4</text:span></text:span><text:span text:style-name="Fuente_20_de_20_párrafo_20_predeter."><text:span text:style-name="T22">1</text:span></text:span><text:span text:style-name="Fuente_20_de_20_párrafo_20_predeter."><text:span text:style-name="T11">.tipo=/= &lt;t:boolean&gt;)</text:span></text:span></text:p>
      <text:p text:style-name="Standard"><text:span text:style-name="Fuente_20_de_20_párrafo_20_predeter."><text:span text:style-name="T11"><text:tab/><text:tab/><text:tab/><text:tab/> <text:s text:c="3"/><text:tab/><text:tab/>&lt;t:float&gt;</text:span></text:span></text:p>
      <text:p text:style-name="Standard"><text:span text:style-name="Fuente_20_de_20_párrafo_20_predeter."><text:span text:style-name="T11"><text:tab/><text:tab/><text:tab/> <text:s text:c="8"/><text:tab/></text:span></text:span><text:span text:style-name="Fuente_20_de_20_párrafo_20_predeter."><text:span text:style-name="T4">sino </text:span></text:span></text:p>
      <text:p text:style-name="Standard"><text:span text:style-name="Fuente_20_de_20_párrafo_20_predeter."><text:span text:style-name="T4"><text:tab/><text:tab/><text:tab/><text:tab/><text:tab/><text:tab/>&lt;t:error&gt;</text:span></text:span></text:p>
      <text:p text:style-name="P7"><text:tab/><text:tab/><text:tab/>cast-int:</text:p>
      <text:p text:style-name="Standard"><text:span text:style-name="Fuente_20_de_20_párrafo_20_predeter."><text:span text:style-name="T4"><text:tab/><text:tab/><text:tab/> <text:s text:c="8"/><text:tab/>si (ExpresionNiv4</text:span></text:span><text:span text:style-name="Fuente_20_de_20_párrafo_20_predeter."><text:span text:style-name="T20">1</text:span></text:span><text:span text:style-name="Fuente_20_de_20_párrafo_20_predeter."><text:span text:style-name="T4">.tipo=/= &lt;t:boolean&gt;)</text:span></text:span></text:p>
      <text:p text:style-name="Standard"><text:span text:style-name="Fuente_20_de_20_párrafo_20_predeter."><text:span text:style-name="T4"><text:tab/><text:tab/><text:tab/><text:tab/> <text:s text:c="3"/><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nat:</text:p>
      <text:p text:style-name="Standard"><text:span text:style-name="Fuente_20_de_20_párrafo_20_predeter."><text:span text:style-name="T4"><text:tab/><text:tab/> <text:s text:c="2"/><text:tab/> <text:s text:c="8"/><text:tab/>si <text:tab/>(ExpresionNiv4</text:span></text:span><text:span text:style-name="Fuente_20_de_20_párrafo_20_predeter."><text:span text:style-name="T20">1</text:span></text:span><text:span text:style-name="Fuente_20_de_20_párrafo_20_predeter."><text:span text:style-name="T4">.tipo=&lt;t:natural&gt; v <text:tab/><text:tab/><text:tab/><text:tab/><text:tab/><text:tab/><text:tab/>ExpresionNiv4</text:span></text:span><text:span text:style-name="Fuente_20_de_20_párrafo_20_predeter."><text:span text:style-name="T20">1</text:span></text:span><text:span text:style-name="Fuente_20_de_20_párrafo_20_predeter."><text:span text:style-name="T4">.tipo=&lt;t:character&gt;)</text:span></text:span></text:p>
      <text:p text:style-name="Standard"><text:soft-page-break/><text:span text:style-name="Fuente_20_de_20_párrafo_20_predeter."><text:span text:style-name="T4"><text:tab/><text:tab/><text:tab/><text:tab/> <text:s text:c="2"/><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char:</text:p>
      <text:p text:style-name="Standard"><text:span text:style-name="Fuente_20_de_20_párrafo_20_predeter."><text:span text:style-name="T4"><text:tab/><text:tab/><text:tab/> <text:s text:c="8"/><text:tab/>si <text:tab/>(ExpresionNiv4</text:span></text:span><text:span text:style-name="Fuente_20_de_20_párrafo_20_predeter."><text:span text:style-name="T20">1</text:span></text:span><text:span text:style-name="Fuente_20_de_20_párrafo_20_predeter."><text:span text:style-name="T4">.tipo=&lt;t:natural&gt; v <text:tab/><text:tab/><text:tab/><text:tab/><text:tab/><text:tab/><text:tab/>ExpresionNiv4</text:span></text:span><text:span text:style-name="Fuente_20_de_20_párrafo_20_predeter."><text:span text:style-name="T20">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text:tab/><text:tab/>&lt;t:charact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ExpresionNiv4</text:span></text:span><text:span text:style-name="Fuente_20_de_20_párrafo_20_predeter."><text:span text:style-name="T20">1</text:span></text:span><text:span text:style-name="Fuente_20_de_20_párrafo_20_predeter."><text:span text:style-name="T4">.tsh <text:tab/>= ExpresionNiv4</text:span></text:span><text:span text:style-name="Fuente_20_de_20_párrafo_20_predeter."><text:span text:style-name="T20">o</text:span></text:span><text:span text:style-name="Fuente_20_de_20_párrafo_20_predeter."><text:span text:style-name="T4">.tsh</text:span></text:span></text:p>
      <text:p text:style-name="Standard"><text:span text:style-name="Fuente_20_de_20_párrafo_20_predeter."><text:span text:style-name="T4"><text:tab/>ExpresionNiv4.modo <text:tab/>= val</text:span></text:span></text:p>
      <text:p text:style-name="Standard"><text:span text:style-name="Fuente_20_de_20_párrafo_20_predeter."><text:span text:style-name="T4"/></text:span></text:p>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text:span></text:span></text:p>
      <text:p text:style-name="Standard"><text:span text:style-name="Fuente_20_de_20_párrafo_20_predeter."><text:span text:style-name="T4"><text:tab/><text:tab/>si <text:tab/>(Expresion.tipo = &lt;t:error&gt; v </text:span></text:span></text:p>
      <text:p text:style-name="Standard"><text:span text:style-name="Fuente_20_de_20_párrafo_20_predeter."><text:span text:style-name="T4"><text:tab/><text:tab/><text:tab/>Expresion.tipo=&lt;t:boolean&gt; v </text:span></text:span></text:p>
      <text:p text:style-name="Standard"><text:span text:style-name="Fuente_20_de_20_párrafo_20_predeter."><text:span text:style-name="T4"><text:tab/><text:tab/><text:tab/>Expresion.tipo=&lt;t:character&gt;)</text:span></text:span></text:p>
      <text:p text:style-name="Standard"><text:span text:style-name="Fuente_20_de_20_párrafo_20_predeter."><text:span text:style-name="T4"><text:tab/><text:tab/> <text:s text:c="9"/><text:tab/>&lt;t:error&gt;</text:span></text:span></text:p>
      <text:p text:style-name="Standard"><text:span text:style-name="Fuente_20_de_20_párrafo_20_predeter."><text:span text:style-name="T4"><text:tab/><text:tab/>sino <text:tab/>si (Expresion.tipo = &lt;t:float&gt;)</text:span></text:span></text:p>
      <text:p text:style-name="Standard"><text:span text:style-name="Fuente_20_de_20_párrafo_20_predeter."><text:span text:style-name="T4"><text:tab/><text:tab/><text:tab/><text:tab/>&lt;t:float&gt;</text:span></text:span></text:p>
      <text:p text:style-name="Standard"><text:span text:style-name="Fuente_20_de_20_párrafo_20_predeter."><text:span text:style-name="T4"><text:tab/><text:tab/>sino <text:tab/>si <text:tab/>(Expresion.tipo = &lt;t:natural&gt; v</text:span></text:span></text:p>
      <text:p text:style-name="Standard"><text:span text:style-name="Fuente_20_de_20_párrafo_20_predeter."><text:span text:style-name="T4"><text:tab/><text:tab/><text:tab/> <text:tab/>Expresion.tipo = &lt;t:integer&gt;)</text:span></text:span></text:p>
      <text:p text:style-name="Standard"><text:span text:style-name="Fuente_20_de_20_párrafo_20_predeter."><text:span text:style-name="T4"><text:tab/><text:tab/><text:tab/><text:tab/>&lt;t:natural&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error&gt;</text:span></text:span></text:p>
      <text:p text:style-name="P7"><text:tab/>Expresion.tsh <text:tab/><text:tab/>= ExpresionNiv4.tsh</text:p>
      <text:p text:style-name="P7"><text:tab/>ExpresionNiv4.modo <text:tab/>= Expresion.modo</text:p>
      <text:p text:style-name="P7"/>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 Expresion.tipo</text:span></text:span></text:p>
      <text:p text:style-name="P7"><text:tab/>Expresion.tsh <text:tab/><text:tab/>= ExpresionNiv4.tsh</text:p>
      <text:p text:style-name="P7"><text:tab/>ExpresionNiv4.modo <text:tab/>= Expresion.modo</text:p>
      <text:p text:style-name="P7"/>
      <text:p text:style-name="P6">ExpresiónNiv4 → Literal</text:p>
      <text:p text:style-name="Standard"><text:span text:style-name="Fuente_20_de_20_párrafo_20_predeter."><text:span text:style-name="T3"><text:tab/></text:span></text:span><text:span text:style-name="Fuente_20_de_20_párrafo_20_predeter."><text:span text:style-name="T4">ExpresionNiv4.tipo <text:tab/>= Literal.tipo</text:span></text:span></text:p>
      <text:p text:style-name="Standard"><text:span text:style-name="Fuente_20_de_20_párrafo_20_predeter."><text:span text:style-name="T3"><text:tab/></text:span></text:span><text:span text:style-name="Fuente_20_de_20_párrafo_20_predeter."><text:span text:style-name="T4">Literal.tsh <text:tab/><text:tab/>= ExpresiónNiv4.tsh</text:span></text:span></text:p>
      <text:p text:style-name="Standard"><text:span text:style-name="Fuente_20_de_20_párrafo_20_predeter."><text:span text:style-name="T4"><text:tab/>ExpresionNiv4.modo <text:tab/>= var</text:span></text:span></text:p>
      <text:p text:style-name="Standard"><text:span text:style-name="Fuente_20_de_20_párrafo_20_predeter."><text:span text:style-name="T4"/></text:span></text:p>
      <text:p text:style-name="Standard"><text:span text:style-name="Fuente_20_de_20_párrafo_20_predeter."><text:span text:style-name="T3">ExpresionNiv4 → Mem</text:span></text:span></text:p>
      <text:p text:style-name="Standard"><text:span text:style-name="Fuente_20_de_20_párrafo_20_predeter."><text:span text:style-name="T3"><text:tab/></text:span></text:span><text:span text:style-name="Fuente_20_de_20_párrafo_20_predeter."><text:span text:style-name="T8">ExpresionNiv4</text:span></text:span><text:span text:style-name="Fuente_20_de_20_párrafo_20_predeter."><text:span text:style-name="T4">.tipo <text:tab/>= Mem.tipo</text:span></text:span></text:p>
      <text:p text:style-name="P7"><text:tab/>Mem.tsh <text:tab/><text:tab/><text:tab/>= ExpresionNiv4.tsh</text:p>
      <text:p text:style-name="P14"><text:span text:style-name="T19"><text:tab/></text:span><text:span text:style-name="Fuente_20_de_20_párrafo_20_predeter."><text:span text:style-name="T19">ExpresionNiv4</text:span></text:span><text:span text:style-name="T19">.modo <text:tab/>= var</text:span></text:p>
      <text:p text:style-name="P7"><text:tab/></text:p>
      <text:p text:style-name="P6">Literal → litNat</text:p>
      <text:p text:style-name="Standard"><text:span text:style-name="Fuente_20_de_20_párrafo_20_predeter."><text:span text:style-name="T3"><text:tab/></text:span></text:span><text:span text:style-name="Fuente_20_de_20_párrafo_20_predeter."><text:span text:style-name="T4">Literal.tipo <text:tab/>= &lt;t:natural&gt;</text:span></text:span></text:p>
      <text:p text:style-name="P6">Literal → litFlo</text:p>
      <text:p text:style-name="Standard"><text:span text:style-name="Fuente_20_de_20_párrafo_20_predeter."><text:span text:style-name="T3"><text:tab/></text:span></text:span><text:span text:style-name="Fuente_20_de_20_párrafo_20_predeter."><text:span text:style-name="T11">Literal.tipo <text:tab/>= &lt;t:float&gt;</text:span></text:span></text:p>
      <text:p text:style-name="Standard"><text:span text:style-name="Fuente_20_de_20_párrafo_20_predeter."><text:span text:style-name="T11"/></text:span></text:p>
      <text:p text:style-name="P10">Literal → litTrue</text:p>
      <text:p text:style-name="Standard"><text:span text:style-name="Fuente_20_de_20_párrafo_20_predeter."><text:span text:style-name="T10"><text:tab/></text:span></text:span><text:span text:style-name="Fuente_20_de_20_párrafo_20_predeter."><text:span text:style-name="T11">Literal.tipo <text:tab/>= &lt;t:boolean&gt;</text:span></text:span></text:p>
      <text:p text:style-name="Standard"><text:span text:style-name="Fuente_20_de_20_párrafo_20_predeter."><text:span text:style-name="T11"/></text:span></text:p>
      <text:p text:style-name="P10">Literal → litFalse</text:p>
      <text:p text:style-name="Standard"><text:soft-page-break/><text:span text:style-name="Fuente_20_de_20_párrafo_20_predeter."><text:span text:style-name="T11"><text:tab/>Literal.tipo <text:tab/>= &lt;t:boolean&gt;</text:span></text:span></text:p>
      <text:p text:style-name="Standard"><text:span text:style-name="Fuente_20_de_20_párrafo_20_predeter."><text:span text:style-name="T11"/></text:span></text:p>
      <text:p text:style-name="P10"><text:bookmark-start text:name="__DdeLink__10472_250290990"/>Literal → litCha</text:p>
      <text:p text:style-name="Standard"><text:span text:style-name="Fuente_20_de_20_párrafo_20_predeter."><text:span text:style-name="T10"><text:tab/></text:span></text:span><text:span text:style-name="Fuente_20_de_20_párrafo_20_predeter."><text:span text:style-name="T11">Literal.tipo <text:tab/>= &lt;t:character&gt;</text:span></text:span><text:bookmark-end text:name="__DdeLink__10472_250290990"/></text:p>
      <text:p text:style-name="P27"><text:bookmark-start text:name="__DdeLink__10476_250290990"/>Literal → lit<text:span text:style-name="T46">Null</text:span></text:p>
      <text:p text:style-name="P26"><text:span text:style-name="Fuente_20_de_20_párrafo_20_predeter."><text:span text:style-name="T38"><text:tab/></text:span></text:span><text:span text:style-name="Fuente_20_de_20_párrafo_20_predeter."><text:span text:style-name="T39">Literal.tipo <text:tab/>= &lt;t:</text:span></text:span><text:span text:style-name="Fuente_20_de_20_párrafo_20_predeter."><text:span text:style-name="T40">integer</text:span></text:span><text:span text:style-name="Fuente_20_de_20_párrafo_20_predeter."><text:span text:style-name="T39">&gt;</text:span></text:span><text:bookmark-end text:name="__DdeLink__10476_250290990"/></text:p>
      <text:p text:style-name="Standard"><text:span text:style-name="Fuente_20_de_20_párrafo_20_predeter."><text:span text:style-name="T11"/></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text:span></text:span></text:p>
      <text:p text:style-name="P10">OpNiv0 → &gt;<text:tab/></text:p>
      <text:p text:style-name="Standard"><text:span text:style-name="Fuente_20_de_20_párrafo_20_predeter."><text:span text:style-name="T10"><text:tab/></text:span></text:span><text:span text:style-name="Fuente_20_de_20_párrafo_20_predeter."><text:span text:style-name="T11">OpNiv0.op <text:tab/>= mayor</text:span></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ig<text:tab/></text:span></text:span></text:p>
      <text:p text:style-name="P10">OpNiv0 → &gt;=</text:p>
      <text:p text:style-name="Standard"><text:span text:style-name="Fuente_20_de_20_párrafo_20_predeter."><text:span text:style-name="T10"><text:tab/></text:span></text:span><text:span text:style-name="Fuente_20_de_20_párrafo_20_predeter."><text:span text:style-name="T11">OpNiv0.op <text:tab/>= mayor-ig</text:span></text:span></text:p>
      <text:p text:style-name="P10">OpNiv0 → =</text:p>
      <text:p text:style-name="Standard"><text:span text:style-name="Fuente_20_de_20_párrafo_20_predeter."><text:span text:style-name="T10"><text:tab/></text:span></text:span><text:span text:style-name="Fuente_20_de_20_párrafo_20_predeter."><text:span text:style-name="T4">OpNiv0.op <text:tab/>= igual</text:span></text:span></text:p>
      <text:p text:style-name="P6">OpNiv0 → =/=</text:p>
      <text:p text:style-name="Standard"><text:span text:style-name="Fuente_20_de_20_párrafo_20_predeter."><text:span text:style-name="T3"><text:tab/></text:span></text:span><text:span text:style-name="Fuente_20_de_20_párrafo_20_predeter."><text:span text:style-name="T4">OpNiv0.op <text:tab/>= no-igual</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suma</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resta</text:span></text:span></text:p>
      <text:p text:style-name="P6">OpNiv1 → or</text:p>
      <text:p text:style-name="Standard"><text:span text:style-name="Fuente_20_de_20_párrafo_20_predeter."><text:span text:style-name="T3"><text:tab/></text:span></text:span><text:span text:style-name="Fuente_20_de_20_párrafo_20_predeter."><text:span text:style-name="T4">OpNiv1.op <text:tab/>= o</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ultiplica</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divide</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odulo</text:span></text:span></text:p>
      <text:p text:style-name="P10">OpNiv2 → and</text:p>
      <text:p text:style-name="Standard"><text:span text:style-name="Fuente_20_de_20_párrafo_20_predeter."><text:span text:style-name="T10"><text:tab/></text:span></text:span><text:span text:style-name="Fuente_20_de_20_párrafo_20_predeter."><text:span text:style-name="T11">OpNiv2.op <text:tab/>= y</text:span></text:span></text:p>
      <text:p text:style-name="P10">OpNiv3 → &gt;&gt;</text:p>
      <text:p text:style-name="Standard"><text:span text:style-name="Fuente_20_de_20_párrafo_20_predeter."><text:span text:style-name="T10"><text:tab/></text:span></text:span><text:span text:style-name="Fuente_20_de_20_párrafo_20_predeter."><text:span text:style-name="T11">OpNiv3.op <text:tab/>= shl</text:span></text:span></text:p>
      <text:p text:style-name="P10">OpNiv3 → &lt;&lt;</text:p>
      <text:p text:style-name="Standard"><text:span text:style-name="Fuente_20_de_20_párrafo_20_predeter."><text:span text:style-name="T10"><text:tab/></text:span></text:span><text:span text:style-name="Fuente_20_de_20_párrafo_20_predeter."><text:span text:style-name="T11">OpNiv3.op <text:tab/>= shr</text:span></text:span></text:p>
      <text:p text:style-name="P10">OpNiv4 → not</text:p>
      <text:p text:style-name="Standard"><text:span text:style-name="Fuente_20_de_20_párrafo_20_predeter."><text:span text:style-name="T10"><text:tab/></text:span></text:span><text:span text:style-name="Fuente_20_de_20_párrafo_20_predeter."><text:span text:style-name="T11">OpNiv4.op <text:tab/>= no</text:span></text:span></text:p>
      <text:p text:style-name="P10">OpNiv4 → -</text:p>
      <text:p text:style-name="Standard"><text:span text:style-name="Fuente_20_de_20_párrafo_20_predeter."><text:span text:style-name="T10"><text:tab/></text:span></text:span><text:span text:style-name="Fuente_20_de_20_párrafo_20_predeter."><text:span text:style-name="T11">OpNiv4.op <text:tab/>= menos</text:span></text:span></text:p>
      <text:p text:style-name="P10">OpNiv4 → (float)</text:p>
      <text:p text:style-name="Standard"><text:span text:style-name="Fuente_20_de_20_párrafo_20_predeter."><text:span text:style-name="T10"><text:tab/></text:span></text:span><text:span text:style-name="Fuente_20_de_20_párrafo_20_predeter."><text:span text:style-name="T11">OpNiv4.op <text:tab/>= cast-float</text:span></text:span></text:p>
      <text:p text:style-name="P10">OpNiv4 → (int)</text:p>
      <text:p text:style-name="Standard"><text:span text:style-name="Fuente_20_de_20_párrafo_20_predeter."><text:span text:style-name="T10"><text:tab/></text:span></text:span><text:span text:style-name="Fuente_20_de_20_párrafo_20_predeter."><text:span text:style-name="T11">OpNiv4.op <text:tab/>= cast-int</text:span></text:span></text:p>
      <text:p text:style-name="P10">OpNiv4 → (nat)</text:p>
      <text:p text:style-name="Standard"><text:span text:style-name="Fuente_20_de_20_párrafo_20_predeter."><text:span text:style-name="T10"><text:tab/></text:span></text:span><text:span text:style-name="Fuente_20_de_20_párrafo_20_predeter."><text:span text:style-name="T11">OpNiv4.op <text:tab/>= cast-nat</text:span></text:span></text:p>
      <text:p text:style-name="P10">OpNiv4 → (char)</text:p>
      <text:p text:style-name="Standard"><text:span text:style-name="Fuente_20_de_20_párrafo_20_predeter."><text:span text:style-name="T11"><text:tab/></text:span></text:span><text:span text:style-name="Fuente_20_de_20_párrafo_20_predeter."><text:span text:style-name="T4">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7$Build-9498</meta:generator>
    <meta:initial-creator>Hector</meta:initial-creator>
    <dc:creator>Hector </dc:creator>
    <meta:creation-date>2010-01-25T12:25:00Z</meta:creation-date>
    <dc:date>2010-05-27T23:47:08</dc:date>
    <meta:editing-cycles>82</meta:editing-cycles>
    <meta:editing-duration>PT38H24M48S</meta:editing-duration>
    <meta:document-statistic meta:table-count="0" meta:image-count="0" meta:object-count="0" meta:page-count="14" meta:paragraph-count="577" meta:word-count="2364" meta:character-count="22124"/>
    <meta:template xlink:type="simple" xlink:actuate="onRequest" xlink:title="" xlink:href="../../../home/hector/Documents/ucm/Cuarto/PLg/compilador/doc/puntosODT/punto4.odt/Normal"/>
  </office:meta>
</office:document-meta>
</file>